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style>
    <style:style style:name="P2" style:family="paragraph" style:parent-style-name="Standard">
      <style:paragraph-properties fo:margin-left="0cm" fo:margin-right="0cm" fo:margin-top="0cm" fo:margin-bottom="0cm" fo:text-align="end" style:justify-single-word="false" fo:text-indent="0cm" style:auto-text-indent="false"/>
    </style:style>
    <style:style style:name="P3" style:family="paragraph" style:parent-style-name="Standard">
      <style:paragraph-properties fo:margin-left="0cm" fo:margin-right="0cm" fo:margin-top="0cm" fo:margin-bottom="0cm" fo:text-align="center" style:justify-single-word="false"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style>
    <style:style style:name="T1" style:family="text">
      <style:text-properties fo:color="#000000" fo:font-size="12pt"/>
    </style:style>
    <style:style style:name="T2" style:family="text">
      <style:text-properties fo:color="#000000" fo:font-size="12pt" style:text-underline-style="solid" style:text-underline-width="auto" style:text-underline-color="font-color"/>
    </style:style>
    <style:style style:name="T3" style:family="text">
      <style:text-properties fo:color="#000000" fo:font-size="12pt" fo:font-style="italic"/>
    </style:style>
    <style:style style:name="T4" style:family="text">
      <style:text-properties fo:color="#000000" fo:font-size="12pt" fo:font-style="normal"/>
    </style:style>
    <style:style style:name="T5" style:family="text">
      <style:text-properties fo:font-size="12pt"/>
    </style:style>
    <style:style style:name="T6" style:family="text">
      <style:text-properties fo:font-size="12pt" fo:font-style="italic"/>
    </style:style>
    <style:style style:name="T7" style:family="text">
      <style:text-properties fo:font-size="12pt" fo:language="en" fo:country="US"/>
    </style:style>
    <style:style style:name="T8"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LONGEST C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_______________</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 Tragedy in Five Ac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b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Daniel Kle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2"><text:span text:style-name="Default_20_Paragraph_20_Font"><text:line-break/></text:span><text:span text:style-name="Default_20_Paragraph_20_Font">  </text:span></text:p>
      <text:p text:style-name="P2"><text:a xlink:type="simple" xlink:href="mailto:bringa@gmail.com"><text:span text:style-name="Default_20_Paragraph_20_Font"><text:span text:style-name="T2">danielzklein@gmail.com</text:span></text:span></text:a><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span text:style-name="T2">Character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 The brid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he gro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he good frie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UCY: The bride's sis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 The student of philosophy</text:span></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2">Sce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 small room in the back of a community centre which was rented for a wedding reception. One table, three chairs, one door. </text:span></text:span></text:p>
      <text:p text:style-name="P1"><text:span text:style-name="Default_20_Paragraph_20_Font"><text:line-break/></text:span><text:span text:style-name="Default_20_Paragraph_20_Font">  </text:span></text:p>
      <text:p text:style-name="P3"><text:span text:style-name="Default_20_Paragraph_20_Font"><text:span text:style-name="T2">Time</text:span></text:span><text:span text:style-name="Default_20_Paragraph_20_Font"> </text:span></text:p>
      <text:p text:style-name="P3"><text:span text:style-name="Default_20_Paragraph_20_Font"><text:line-break/></text:span><text:span text:style-name="Default_20_Paragraph_20_Font">  </text:span></text:p>
      <text:p text:style-name="P1"><text:span text:style-name="Default_20_Paragraph_20_Font"><text:span text:style-name="T1">During the reception. The pres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2">ACT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1">Catharsis</text:span></text:span><text:span text:style-name="Default_20_Paragraph_20_Font"> </text:span></text:p>
      <text:p text:style-name="P3"><text:span text:style-name="Default_20_Paragraph_20_Font"><text:line-break/></text:span><text:span text:style-name="Default_20_Paragraph_20_Font">  </text:span></text:p>
      <text:p text:style-name="P3"><text:span text:style-name="Default_20_Paragraph_20_Font"><text:line-break/></text:span><text:span text:style-name="Default_20_Paragraph_20_Font">  </text:span></text:p>
      <text:p text:style-name="P1"><text:span text:style-name="Default_20_Paragraph_20_Font"><text:span text:style-name="T3">SETTING: (One table centre stage; ANNE will sit to one side of the it, SEBASTIAN to the other, and CHRISTIAN in the middle, behind the table, facing the audience. For now: empty chairs. A door in the wall behind the table. Through the wall we hear generic dance music. There is a</text:span></text:span><text:span text:style-name="Default_20_Paragraph_20_Font"><text:span text:style-name="T4"> </text:span></text:span><text:span text:style-name="Default_20_Paragraph_20_Font"><text:span text:style-name="T3">candle burning on the table.)</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The door opens, the music becomes louder. Through the door: Enter SEBASTIAN. He is wearing a tuxedo. He makes a polite gesture to someone we can't see behind the door, his hands raised as if to say no, there's no problem at all. He closes the door, walks to his chair, and sits down.)</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fter a moment, very loudly)</text:span></text:span><text:span text:style-name="Default_20_Paragraph_20_Font"> </text:span></text:p>
      <text:p text:style-name="P1"><text:span text:style-name="Default_20_Paragraph_20_Font"><text:span text:style-name="T1">Fuck!</text:span></text:span><text:span text:style-name="Default_20_Paragraph_20_Font"> </text:span></text:p>
      <text:p text:style-name="P1"><text:span text:style-name="Default_20_Paragraph_20_Font"><text:span text:style-name="T1">(he waits another moment)</text:span></text:span><text:span text:style-name="Default_20_Paragraph_20_Font"> </text:span></text:p>
      <text:p text:style-name="P1"><text:span text:style-name="Default_20_Paragraph_20_Font"><text:span text:style-name="T1">Just... FUCK!</text:span></text:span><text:span text:style-name="Default_20_Paragraph_20_Font"> </text:span></text:p>
      <text:p text:style-name="P1"><text:span text:style-name="Default_20_Paragraph_20_Font"><text:span text:style-name="T1">(With this 'Fuck', the music abruptly en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door opens again. Enter ANNE and CHRISTIAN. CHRISTIAN is leading ANNE by her elbow, politely. Once they're inside, ANNE violently shakes him off. She is clearly angry. ANNE is wearing a wedding dress. One of her arms is covered in WHITE cake. She sits down to the side of the table, facing the audience. CHRISTIAN closes the door and sits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re you done yelling a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re you done soliciting sex from 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know what that means, but I'm only getting started.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f course you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uys. Please.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 always does this! He gets off on making me feel stup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make it so eas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Really? This is how you're going to play this? There are people out there eating your cake and drinking your champagne and you want to sit here and take cheap shots at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think they're eating our cake, what with her claw marks in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have claw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might as we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5">(turning around in her chair to finally face SEBASTIAN across the table)</text:span></text:span><text:span text:style-name="Default_20_Paragraph_20_Font"> </text:span></text:p>
      <text:p text:style-name="P1"><text:span text:style-name="Default_20_Paragraph_20_Font"><text:span text:style-name="T1">If I did, I'd claw your heart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 doesn't sound so bad compared to all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e, that's what I should have said to the priest today! I hate it when I think of a great comeback hours after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blows out the candle. SEBASTIAN is cut off in mid-sente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p>
      <text:p text:style-name="P1"><text:span text:style-name="Default_20_Paragraph_20_Font"><text:span text:style-name="T1">Okay. Listen. I've known you two for the longest time. I hope that I can rightly call myself your good friend. Honestly, I'm honoured you've asked me here to help you sort things out. </text:span></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You two need to speak, so much is clear. But before you turn into fountains of verbal diarrhoea and spray each other with all the shit that's bottled up inside your systems, we should lay down some rules so that the experience will be cathartic and not </text:span></text:span><text:soft-page-break/><text:span text:style-name="Default_20_Paragraph_20_Font"><text:span text:style-name="T1">just violent and disgusting. So: say all you want while this candle is burning. Better out than in. But whenever you feel like the discussion is turning too violent, when there's something you'd rather not talk about, blow out the candle. When the candle's out, only I get to speak, and only I get to light it again. Nod if you underst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nod; SEBASTIAN first, ANNE after a little hesita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Ladies and Gentlemen, start your sphincters.</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efiantly)</text:span></text:span><text:span text:style-name="Default_20_Paragraph_20_Font"> </text:span></text:p>
      <text:p text:style-name="P1"><text:span text:style-name="Default_20_Paragraph_20_Font"><text:span text:style-name="T1">What does 'cathartic' m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leans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two stare at each other. CHRISTIAN backs off from the table with his chair, as if he was afraid that something might blow up.) </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See, that wasn't so har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ing ni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moves his chair closer to the tab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never said it was hard.</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text:span></text:span><text:span text:style-name="Default_20_Paragraph_20_Font"> </text:span></text:p>
      <text:p text:style-name="P1"><text:span text:style-name="Default_20_Paragraph_20_Font"><text:span text:style-name="T1">Then why don't you do it more oft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most of the time, you're being a cunt, and there's no point being nice to a cunt, is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looks at CHRISTIAN for help, and when he doesn't re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Why don't you say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well, Sebastian, calling Anne a cunt doesn't really help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It help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it doesn't help us resolve your issues. Instead of telling us </text:span></text:span><text:span text:style-name="Default_20_Paragraph_20_Font"><text:span text:style-name="T3">that </text:span></text:span><text:span text:style-name="Default_20_Paragraph_20_Font"><text:span text:style-name="T1">Anne is a cunt, why don't you tell us </text:span></text:span><text:span text:style-name="Default_20_Paragraph_20_Font"><text:span text:style-name="T3">why </text:span></text:span><text:span text:style-name="Default_20_Paragraph_20_Font"><text:span text:style-name="T1">she is a cu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the fu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mean, if she is. Or let's put it this way: Why don't you tell us why you feel she is a cunt? Is that better,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You think this is some kind of jo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Exhibit one would be her practically fucking the guests at our wedding recep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come on, I made a little jok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ch proves once more that humour is a great indicator of intellige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Did he just insul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afraid he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fuck you. I don't have to take this. Not tod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gets up to leave and walks to the door. SEBASTIAN is there before her and stands in her 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no, not so easy. We're here now, and we'll talk this out.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 gets up, too, but only stands next to the couple for now. ANNE tries to open the door, but SEBASTIAN won't le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et me the fuck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ne, listen, he's right.</text:span></text:span><text:span text:style-name="Default_20_Paragraph_20_Font"> </text:span></text:p>
      <text:p text:style-name="P1"><text:span text:style-name="Default_20_Paragraph_20_Font"><text:span text:style-name="T1">(He touches her by the elbow again, like when he led her in.)</text:span></text:span><text:span text:style-name="Default_20_Paragraph_20_Font"> </text:span></text:p>
      <text:p text:style-name="P1"><text:span text:style-name="Default_20_Paragraph_20_Font"><text:span text:style-name="T1">If you leave now and hope this will just go away, you might as well announce your divorce out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instant he says 'divorce', she shakes him o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on't touc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Okay! This is fun! We're having fun! So what's it going to be, talk or divorce? My vote is for divorce, but if I get to insult you some more first, that's fine by me,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really think this is funny,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either very funny or very sad, and I'm not drunk enough to c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lright, come on. Let go of the door. Let's sit down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nna go ho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ought you were just getting star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y don't you want us to be happ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Me? You think this is my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be honest, and you know I really don't like putting the blame on one person, because, well, it always takes two and so on, and it's not like I'm saying you're doing this on purpose, but yeah... it's your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either delusional or a much greater moron than I ever thou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really angry)</text:span></text:span><text:span text:style-name="Default_20_Paragraph_20_Font"> </text:span></text:p>
      <text:p text:style-name="P1"><text:span text:style-name="Default_20_Paragraph_20_Font"><text:span text:style-name="T1">Then why do you stay with me if I'm so stupi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elivered like a rehearsed speech)</text:span></text:span><text:span text:style-name="Default_20_Paragraph_20_Font"> </text:span></text:p>
      <text:p text:style-name="P1"><text:span text:style-name="Default_20_Paragraph_20_Font"><text:span text:style-name="T1">Because I love you. Falling in love with you was the most stupid thing I've ever done, but it can't be undone. I've killed the albatross, I've eaten the apple, I've opened the tomb of Tutankhamun, and here we are.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miling weakly)</text:span></text:span><text:span text:style-name="Default_20_Paragraph_20_Font"> </text:span></text:p>
      <text:p text:style-name="P1"><text:span text:style-name="Default_20_Paragraph_20_Font"><text:span text:style-name="T1">I love you,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ood, good. This is better. Now look, there are people out there who'd like to celebrate with you, so why don't we just figure out what's wrong and how we can fix it so you can go back to y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You do realize I called you a curse,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care. As long as I'm your c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 you a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While CHRISTIAN speaks his next line, the following things happen: ANNE, SEBASTIAN, and CHRISTIAN get up from the table and move their chairs back, the door opens and LUCY and MICHAEL enter, and the stage lights change from WHITE to YELLOW. LUCY places a bottle of champagne on the table and MICHAEL places two champagne glasses next to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 instance, let's talk about what happened after we all drank to your health. I saw you two had a short conversation after that, but I couldn't quite make out what you were say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tarts opening the bottle of champag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In a completely different intonation)</text:span></text:span><text:span text:style-name="Default_20_Paragraph_20_Font"> </text:span></text:p>
      <text:p text:style-name="P1"><text:span text:style-name="Default_20_Paragraph_20_Font"><text:span text:style-name="T1">And so you see, I make my husband open my drinks now. This is one of the greatest things about marriage, as far as I can tell: if you want a drink, you have someone who's supposed to open the bottle for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has poured for himself and ANNE. The others in the room, LUCY, MICHAEL, and CHRISTIAN are standing in a group a little way from the table, pretending to have glasses in their hands, waiting for the toa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marri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VERYONE</text:span></text:span><text:span text:style-name="Default_20_Paragraph_20_Font"> </text:span></text:p>
      <text:p text:style-name="P1"><text:span text:style-name="Default_20_Paragraph_20_Font"><text:span text:style-name="T1">To marri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rink. ANNE takes a sip while SEBASTIAN upends his glass. Seeing this, ANNE takes the empty glass from him and sets it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at's enough for my husband, who still has duties to perform to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ome polite laughter. SEBASTIAN looks mildly distress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fter all, the people will want to see children in nine months from now! </text:span></text:span></text:p>
      <text:p text:style-name="P1"><text:span text:style-name="Default_20_Paragraph_20_Font"><text:line-break/></text:span><text:span text:style-name="Default_20_Paragraph_20_Font">  </text:span></text:p>
      <text:p text:style-name="P1"><text:span text:style-name="Default_20_Paragraph_20_Font"><text:span text:style-name="T1">(More polite laughter, more insecure now. SEBASTIAN grabs ANNE by the arm and leads her away from the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spered angrily)</text:span></text:span><text:span text:style-name="Default_20_Paragraph_20_Font"> </text:span></text:p>
      <text:p text:style-name="P1"><text:span text:style-name="Default_20_Paragraph_20_Font"><text:span text:style-name="T1">What the hell are you d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Just entertaining our guests! Someone has to do i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 mean, that talk about children. I thought we discussed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come on! That was just a jo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know your jokes. You're incapable of humour.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s. That's gr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et's talk about this la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Sure. That wor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try to be cynical. You're rubbish at that,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ey're looking at u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 silently walks back to the table and pours himself another glas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oudly)</text:span></text:span><text:span text:style-name="Default_20_Paragraph_20_Font"> </text:span></text:p>
      <text:p text:style-name="P1"><text:span text:style-name="Default_20_Paragraph_20_Font"><text:span text:style-name="T1">I love you too, husb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When SEBASTIAN fails to react, ANNE walks up to him and kisses him. She tries to make it a passionate kiss, but again he fails to reciproc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ple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old that thought, husband.</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climbs on the table, knocking over the bottle of champagne in the process. SEBASTIAN barely manages to catch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Everyone! I have an announcement to ma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lding the foaming bottle, looking defeated.)</text:span></text:span><text:span text:style-name="Default_20_Paragraph_20_Font"> </text:span></text:p>
      <text:p text:style-name="P1"><text:span text:style-name="Default_20_Paragraph_20_Font"><text:span text:style-name="T1">Anne! Come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feel that part of this whole ceremony is deeply sexi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guests look at ANNE, not sure how to re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day in front of the church I threw a bouquet of flowers over my shoulder. The girl who caught it knows she's next in line. But that was only for the girls. Here's one for the guys!</text:span></text:span><text:span text:style-name="Default_20_Paragraph_20_Font"> </text:span></text:p>
      <text:p text:style-name="P1"><text:span text:style-name="Default_20_Paragraph_20_Font"><text:span text:style-name="T1">(With this, she turns her back to the audience, peels her bra off from under her dress, and throws it over her shoulder, into the audience. Turning around, she points at the person who caught it.)</text:span></text:span><text:span text:style-name="Default_20_Paragraph_20_Font"> </text:span></text:p>
      <text:p text:style-name="P1"><text:span text:style-name="Default_20_Paragraph_20_Font"><text:span text:style-name="T1">Congratulations! Now you get to ravis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Hesitant laughter from the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cont.)</text:span></text:span><text:span text:style-name="Default_20_Paragraph_20_Font"> </text:span></text:p>
      <text:p text:style-name="P1"><text:span text:style-name="Default_20_Paragraph_20_Font"><text:span text:style-name="T1">Cause my husband w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he pulls ANNE down from the table, LUCY and MICHAEL collect the glasses and the bottle and leave again, through the door. CHRISTIAN moves the chairs closer to the table again. The lights change back to WHITE. Everyone sits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s just trying to lighten the m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So that's the problem? You can't agree on when you want to have childr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want children! I'm not a father kind of guy! And I've told her that, a million times. She said she understood. She agre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 wasn't like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Maybe he's just not ready y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Yeah, I think so, too. But I don't know how much time... </text:span></text:span><text:span text:style-name="Default_20_Paragraph_20_Font"><text:span text:style-name="T3">we</text:span></text:span><text:span text:style-name="Default_20_Paragraph_20_Font"><text:span text:style-name="T1"> hav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llo? I'm right here! Are you on her side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on no one's side. All I'm saying is that it's a natural impulse, and you'll feel it when you're re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glad you think so, too.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tried to steal my sperm, for fuck's sa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He gets a little emotional around that top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Men usually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 don't believe this! What is this, the cult of procreatio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will understand when you are re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e fuck I will. This is retarded.</text:span></text:span><text:span text:style-name="Default_20_Paragraph_20_Font"> </text:span></text:p>
      <text:p text:style-name="P1"><text:span text:style-name="Default_20_Paragraph_20_Font"><text:span text:style-name="T1">(He gets up and walks to the door. ANNE sits up in her chair, getting a little unea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you're going? What are you going to tell your gues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pauses at the do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llo everyone! Since I'm too fucking scared to sit down with my wife and discuss our problems, we're getting a divorce in the morning. Please go home now!'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on't be mean to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does it have to be so diffic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Come. Sit dow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walks back to the table, defea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So you had that little chat about children, and then what? The next thing I saw was Anne half-stuck in the cak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ook her aside and asked her to calm down. Not very successfully, I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called me a cunt! How is that asking me to calm down?</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forget that. Let's do this differently. Sebastian, why don't you want children with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she annoys the fuck out of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give me for asking the very obvious question then, but why did you marry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Realizing how stupid he sounds)</text:span></text:span><text:span text:style-name="Default_20_Paragraph_20_Font"> </text:span></text:p>
      <text:p text:style-name="P1"><text:span text:style-name="Default_20_Paragraph_20_Font"><text:span text:style-name="T1">So... she would stop... talking about having children. We kind of had a deal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you call me stup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oming angrier again)</text:span></text:span><text:span text:style-name="Default_20_Paragraph_20_Font"> </text:span></text:p>
      <text:p text:style-name="P1"><text:span text:style-name="Default_20_Paragraph_20_Font"><text:span text:style-name="T1">Okay, so I won't call you stupid anymore. How's about I call you a slut. How'd you like that, slut? Because I can produce evidence to that effect.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We got eve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Did you know that within twenty-four hours of getting together with me, she managed to cheat on me twice? Once with a complete stranger, and the other time with her ex!</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agreed we wouldn't bring this stuff up any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What do you mean you got eve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ignoring him)</text:span></text:span><text:span text:style-name="Default_20_Paragraph_20_Font"> </text:span></text:p>
      <text:p text:style-name="P1"><text:span text:style-name="Default_20_Paragraph_20_Font"><text:span text:style-name="T1">Matter of fact, I'm starting to see a pattern here, what with the random strangers. Maybe in her early childhood, someo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 SEBASTIAN falls sil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 well, this isn't easy. Okay, I think we can agree that the whole kids-or-not issue is just the tip of the shite-berg. However, since venting only seems to make you angrier, I suggest we stop insulting each other for a moment. Let's see. Why don't you tell me how this whole thing started?</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and SEBASTIAN speak at the same ti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w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re is a pause. SEBASTIAN motions for ANNE to go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first met at that dark wave/gothic festiv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ANNE says this, the lights start changing, and SEBASTIAN starts climbing up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tops in mid-climb, looking at CHRISTIAN. The lights change ba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span text:style-name="Default_20_Paragraph_20_Font"> </text:span></text:p>
      <text:p text:style-name="P1"><text:span text:style-name="Default_20_Paragraph_20_Font"><text:span text:style-name="T1">I didn't mean how your relationship started. Just this... present mess.</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ill with one leg on a chair, the other on the table.)</text:span></text:span><text:span text:style-name="Default_20_Paragraph_20_Font"> </text:span></text:p>
      <text:p text:style-name="P1"><text:span text:style-name="Default_20_Paragraph_20_Font"><text:span text:style-name="T1">Well, I think this is a good place to sta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mewhat taken aback)</text:span></text:span><text:span text:style-name="Default_20_Paragraph_20_Font"> </text:span></text:p>
      <text:p text:style-name="P1"><text:span text:style-name="Default_20_Paragraph_20_Font"><text:span text:style-name="T1">Oh. I s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do you mean you s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Just... I don't know. Go 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lights change to YELLOW again. SEBASTIAN finishes climbing on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re you saying that our relationship is hopeless? Because we have to go so far back to explain what's wrong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his narrative intonation)</text:span></text:span><text:span text:style-name="Default_20_Paragraph_20_Font"> </text:span></text:p>
      <text:p text:style-name="P1"><text:span text:style-name="Default_20_Paragraph_20_Font"><text:span text:style-name="T1">We first met at that dark wave/gothic festiv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I'm not saying anything! Don't look at me! I'm just the mediator! Think of me as everything and no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as performing with The Drun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So as I was saying, Sebastian was playing with his b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moment she says this, SEBASTIAN begins rocking out. Stage lights dim, single spot on SEBASTIA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cont.)</text:span></text:span><text:span text:style-name="Default_20_Paragraph_20_Font"> </text:span></text:p>
      <text:p text:style-name="P1"><text:span text:style-name="Default_20_Paragraph_20_Font"><text:span text:style-name="T1">No idea what they were doing there. They weren't dark wave or gothic or... anything, real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 were </text:span></text:span><text:span text:style-name="Default_20_Paragraph_20_Font"><text:span text:style-name="T1">great </text:span></text:span><text:span text:style-name="Default_20_Paragraph_20_Font"><text:span text:style-name="T1">and under</text:span></text:span><text:span text:style-name="Default_20_Paragraph_20_Font"><text:span text:style-name="T1">-paid</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yway, I loved their gig. Maybe it was just the contrast. I really don't know what I was doing at the festival at all. Lucy dragged me there. I pick up on all that negative energy, you know. All the depression and the black clothes and what-not. So maybe that's why I liked The Drunks so much. They were just so... happy. And Sebastian was... wonderfu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lso, you were hig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oloured spotlights on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ll, yeah. Anyway, I went looking for him after the gig, 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verly dramatic.)</text:span></text:span><text:span text:style-name="Default_20_Paragraph_20_Font"> </text:span></text:p>
      <text:p text:style-name="P1"><text:span text:style-name="Default_20_Paragraph_20_Font"><text:span text:style-name="T1">What had to happen,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 colourful spotlights disappear. SEBASTIAN climbs down from the "st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unding slightly stoned)</text:span></text:span><text:span text:style-name="Default_20_Paragraph_20_Font"> </text:span></text:p>
      <text:p text:style-name="P1"><text:span text:style-name="Default_20_Paragraph_20_Font"><text:span text:style-name="T1">Hey! You! It's you! I saw you! Up on that stage, right there.</text:span></text:span><text:span text:style-name="Default_20_Paragraph_20_Font"> </text:span></text:p>
      <text:p text:style-name="P1"><text:span text:style-name="Default_20_Paragraph_20_Font"><text:span text:style-name="T1">(she points somewhere wildly off targ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ith the intonation he used that day: confident, funny.)</text:span></text:span><text:span text:style-name="Default_20_Paragraph_20_Font"> </text:span></text:p>
      <text:p text:style-name="P1"><text:span text:style-name="Default_20_Paragraph_20_Font"><text:span text:style-name="T1">Curses! I've been spott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ere awesome!</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Well, thanks. We have our new CD with us, if you wann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no, not the music.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Alright. Thank you much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ould you like to kis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ing her up and down.)</text:span></text:span><text:span text:style-name="Default_20_Paragraph_20_Font"> </text:span></text:p>
      <text:p text:style-name="P1"><text:span text:style-name="Default_20_Paragraph_20_Font"><text:span text:style-name="T1">Hmm. Let-me-think-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kiss. CHRISTIAN raises his eyebrow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I think I'm beginning to see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No! I didn't get to that part y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I'm sorry. Continu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 spent most of that day together.</text:span></text:span><text:span text:style-name="Default_20_Paragraph_20_Font"> </text:span></text:p>
      <text:p text:style-name="P1"><text:span text:style-name="Default_20_Paragraph_20_Font"><text:span text:style-name="T1">(As he delivers this line, he grabs ANNE by the elbow and starts leading her around the stage. She holds on to him like a slightly drunk person would, even while her gaze remains fixed on CHRISTIAN. Everything below her neck is reliving the day at the festival, while everything above it is in the here and now, discussing with CHRI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No, I'm really curious! What problem did you see? Because this is a perfectly normal way for a relationship to start! This is how people me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gnoring the other conversation)</text:span></text:span><text:span text:style-name="Default_20_Paragraph_20_Font"> </text:span></text:p>
      <text:p text:style-name="P1"><text:span text:style-name="Default_20_Paragraph_20_Font"><text:span text:style-name="T1">She was getting higher and drunker, enjoying the attention of what I'm sure she thought of as a rock star, while I was enjoying the attention of my first ever groupi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Nothing, really. I'm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f it was nothing then why are you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as telling myself that I should stick around as she got more and more drunk, that I should make sure no one's going to take advantage of her, even as I understood perfectly well that I would be the only one taking advantage of her that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ebastian, he's freaking me out! What problem was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things were going well until she sa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uddenly with a completely different tone of voice and delivery; those of drunk and stoned past-ANNE)</text:span></text:span><text:span text:style-name="Default_20_Paragraph_20_Font"> </text:span></text:p>
      <text:p text:style-name="P1"><text:span text:style-name="Default_20_Paragraph_20_Font"><text:span text:style-name="T1">I lov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lets go of her, takes a step back, looks rather confused, shocked, but keeps narrating with a calm, matter-of-fact voice.) </text:span></text:span></text:p>
      <text:p text:style-name="P1"><text:span text:style-name="Default_20_Paragraph_20_Font"><text:span text:style-name="T1">The problem was not that she had said it at all, but that I began to believe her, and that I was starting to feel the same. And we had only known each other for two hou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text:span></text:span></text:p>
      <text:p text:style-name="P1"><text:span text:style-name="Default_20_Paragraph_20_Font"><text:span text:style-name="T1">Will you be my boyfrien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And I said 'yes'-- </text:span></text:span></text:p>
      <text:p text:style-name="P1"><text:span text:style-name="Default_20_Paragraph_20_Font"><text:span text:style-name="T1">(The moment he pronounces the yes, she jumps at him, hugs him, covers his face in kisses etc. while he continues narrating calmly.)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 (cont.)</text:span></text:span><text:span text:style-name="Default_20_Paragraph_20_Font"> </text:span></text:p>
      <text:p text:style-name="P1"><text:span text:style-name="Default_20_Paragraph_20_Font"><text:span text:style-name="T1">--and at that moment I didn't care how drunk or high she was. I wanted what she said to be re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do you mean by 're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ind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he pronounces this word, ANNE stops kissing him and climbs down from her leg-clamp hug. The 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saying that you got into this relationship in a chaotic, hurried mann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shakes his head as if to say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 and that this is wonderful and perfectly normal, and that I should probably keep listening until you get to the point where you start having a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Glaring at CHRISTIAN)</text:span></text:span><text:span text:style-name="Default_20_Paragraph_20_Font"> </text:span></text:p>
      <text:p text:style-name="P1"><text:span text:style-name="Default_20_Paragraph_20_Font"><text:span text:style-name="T1">Yeah. Well, it's all a bit of a blur to me after that point, but I think he brought me back to my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YELLOW. ANNE gets down on her knees and crawls into an imaginary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id. And I said good night to her and walked awa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 turns around and walks a few steps away from the t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cont.)</text:span></text:span><text:span text:style-name="Default_20_Paragraph_20_Font"> </text:span></text:p>
      <text:p text:style-name="P1"><text:span text:style-name="Default_20_Paragraph_20_Font"><text:span text:style-name="T1">(In a different tone of voice)</text:span></text:span><text:span text:style-name="Default_20_Paragraph_20_Font"> </text:span></text:p>
      <text:p text:style-name="P1"><text:span text:style-name="Default_20_Paragraph_20_Font"><text:span text:style-name="T1">Oh, who am I kidding.</text:span></text:span><text:span text:style-name="Default_20_Paragraph_20_Font"> </text:span></text:p>
      <text:p text:style-name="P1"><text:span text:style-name="Default_20_Paragraph_20_Font"><text:span text:style-name="T1">(He walks back to the tent.)</text:span></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Very drunk/confused)</text:span></text:span><text:span text:style-name="Default_20_Paragraph_20_Font"> </text:span></text:p>
      <text:p text:style-name="P1"><text:span text:style-name="Default_20_Paragraph_20_Font"><text:span text:style-name="T1">Who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f course! Come in! Sit down! Or...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his narrating voice, while crawling into the tent)</text:span></text:span><text:span text:style-name="Default_20_Paragraph_20_Font"> </text:span></text:p>
      <text:p text:style-name="P1"><text:span text:style-name="Default_20_Paragraph_20_Font"><text:span text:style-name="T1">And, well, things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ings happ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so you had sex within hours of meeting each other. Is that...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le still humping ANNE)</text:span></text:span><text:span text:style-name="Default_20_Paragraph_20_Font"> </text:span></text:p>
      <text:p text:style-name="P1"><text:span text:style-name="Default_20_Paragraph_20_Font"><text:span text:style-name="T1">Yeah, kind of. You see, we were both a little bit embarrassed by the whole thing the next day... or at least I thought we w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s ANNE speaks, they get up and sit at the table again and the 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didn't talk about it for a whole year. You see, he was a little ashamed because he took advantage of m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aid you liked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I did! I do! Anyway, I didn't bring it up because I didn't think I slept with him. I thought I'd slept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not bringing it up, trying to hide it from me, that's what turned it from a funny story into che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 but we solved that! That's in the pa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it, back up. You thought you were sleeping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s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met this guy earlier at the festival. You know the type of creep you meet at those things: black robe, make-up, teeth surgically altered to look like fangs. I never saw him, but he sure sounds like a winn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 was very smart and funny. I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 bet he was. Anyway, Anne thought she'd slept with Vlad Tepes that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He never called himsel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we can agree it was strongly implied. And that's where our troubles bega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She slept with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 but she thought she was sleeping with that other gu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orre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you convinced her that constituted an act of betray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Christian, he's right. I should have come cl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bout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bout withholding that information from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should have come clean about not coming cl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You're going to </text:span></text:span><text:span text:style-name="Default_20_Paragraph_20_Font"><text:span text:style-name="T1">make </text:span></text:span><text:span text:style-name="Default_20_Paragraph_20_Font"><text:span text:style-name="T1">a brilliant lawy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yway, by the time we realized we had a problem, it was the festival, and my ex, and the thing that happened on the motorwa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it, wait, wait, you can't just skip over this stuff.</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ant me to sit here and tell you about everyone I slept with while I was with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that could take all night.</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y! </text:span></text:span></text:p>
      <text:p text:style-name="P1"><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maybe we'll do that some other day. You were say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y the time we realized we had a problem, it was all that, and then the Larissa thing had happen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You slept with Lariss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Kind o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Kind o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 more of a coordinated slip-up.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e, now I want to hear </text:span></text:span><text:span text:style-name="Default_20_Paragraph_20_Font"><text:span text:style-name="T3">that</text:span></text:span><text:span text:style-name="Default_20_Paragraph_20_Font"><text:span text:style-name="T1"> story as we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you're not going to. I was saying, we hadn't exactly been very faithful to each other, and it was clear we needed to come up with some sort of solu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about forgiving each other and moving on?</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Yeah, I'm not big on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not sure I deserved to be forgi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Well, option number two is obviously to split 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arcastically, to ANNE)</text:span></text:span><text:span text:style-name="Default_20_Paragraph_20_Font"> </text:span></text:p>
      <text:p text:style-name="P1"><text:span text:style-name="Default_20_Paragraph_20_Font"><text:span text:style-name="T1">Yeah, why didn't we think o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cause we still love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ill with sarcasm)</text:span></text:span><text:span text:style-name="Default_20_Paragraph_20_Font"> </text:span></text:p>
      <text:p text:style-name="P1"><text:span text:style-name="Default_20_Paragraph_20_Font"><text:span text:style-name="T1">Yeah, right!</text:span></text:span><text:span text:style-name="Default_20_Paragraph_20_Font"> </text:span></text:p>
      <text:p text:style-name="P1"><text:span text:style-name="Default_20_Paragraph_20_Font"><text:span text:style-name="T1">(after a moment's thought, sincerely)</text:span></text:span><text:span text:style-name="Default_20_Paragraph_20_Font"> </text:span></text:p>
      <text:p text:style-name="P1"><text:span text:style-name="Default_20_Paragraph_20_Font"><text:span text:style-name="T1">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did you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got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each cheated on each other two and a half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 ANNE gets up and starts pacing about while SEBASTIAN remains seated and talks to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e way I see it, guilt and anger are polar opposit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oft-page-break/><text:span text:style-name="Default_20_Paragraph_20_Font"><text:span text:style-name="T1">(suddenly very upset)</text:span></text:span><text:span text:style-name="Default_20_Paragraph_20_Font"> </text:span></text:p>
      <text:p text:style-name="P1"><text:span text:style-name="Default_20_Paragraph_20_Font"><text:span text:style-name="T1">Oh no, you're not going to talk your way out of this! You slept with my best frie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lept with your ex and two perfect strangers, one </text:span></text:span><text:span text:style-name="Default_20_Paragraph_20_Font"><text:span text:style-name="T1">a fake vampire, the other a real philosopher! I'm really not sure </text:span></text:span><text:span text:style-name="Default_20_Paragraph_20_Font"><text:span text:style-name="T1">which is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est friend. Definitely.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doesn't work that way,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 how does it wor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aking a deep breath)</text:span></text:span><text:span text:style-name="Default_20_Paragraph_20_Font"> </text:span></text:p>
      <text:p text:style-name="P1"><text:span text:style-name="Default_20_Paragraph_20_Font"><text:span text:style-name="T1">The way I see it, guilt and anger are polar opposites.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p>
      <text:p text:style-name="P1"><text:span text:style-name="Default_20_Paragraph_20_Font"><text:span text:style-name="T1">(Unfazed)</text:span></text:span><text:span text:style-name="Default_20_Paragraph_20_Font"> </text:span></text:p>
      <text:p text:style-name="P1"><text:span text:style-name="Default_20_Paragraph_20_Font"><text:span text:style-name="T1">Guilt is what you feel when you've wronged someone, while anger is what you feel when you've been wronged by someone. Just like sadness and joy, boredom and excitement, they cancel each other out. We cannot forgive each other, so much is clear. I've tried for a year to forgive you, but you won't le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know this from somewhere... who are you stealing this fr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now that I've wronged you, you are perfectly incapable of forgiving me as well. So forgiveness is out of the question.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omewhat calmer, more curious to hear what's coming next)</text:span></text:span><text:span text:style-name="Default_20_Paragraph_20_Font"> </text:span></text:p>
      <text:p text:style-name="P1"><text:span text:style-name="Default_20_Paragraph_20_Font"><text:span text:style-name="T1">Well, ye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instead I suggest we get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echnically, I still owe you tw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cheated on me three times. I've only done it o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fa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know, I'm still angry at you.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3">You</text:span></text:span><text:span text:style-name="Default_20_Paragraph_20_Font"><text:span text:style-name="T1"> are angry at </text:span></text:span><text:span text:style-name="Default_20_Paragraph_20_Font"><text:span text:style-name="T3">me</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my... I mean what happened was... it was a year ago! And I've said I'm sor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that doesn't make it better, does it?</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More quietly)</text:span></text:span><text:span text:style-name="Default_20_Paragraph_20_Font"> </text:span></text:p>
      <text:p text:style-name="P1"><text:span text:style-name="Default_20_Paragraph_20_Font"><text:span text:style-name="T1">But it shoul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so I'm sorry I slept with your best friend right here on our kitchen table. Do you feel bett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akly)</text:span></text:span><text:span text:style-name="Default_20_Paragraph_20_Font"> </text:span></text:p>
      <text:p text:style-name="P1"><text:span text:style-name="Default_20_Paragraph_20_Font"><text:span text:style-name="T1">No. And 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You know, if anything, I'm less angry at you now that this whole thing happened. So there's my theory: my guilt over... Larissa... offsets some of my ang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 doesn't make any sen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It's simple mat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s not how it wor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so what do you think we should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e... we should be happy. It should be easy. I lov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I love you! Otherwise I wouldn't be here, having this conversa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anna go to b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It's two in the afterno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ome on, let's do this quick</text:span></text:span><text:span text:style-name="Default_20_Paragraph_20_Font"><text:span text:style-name="T1">ly</text:span></text:span><text:span text:style-name="Default_20_Paragraph_20_Font"><text:span text:style-name="T1">, like a band-aid.</text:span></text:span><text:span text:style-name="Default_20_Paragraph_20_Font"> </text:span></text:p>
      <text:p text:style-name="P1"><text:span text:style-name="Default_20_Paragraph_20_Font"><text:span text:style-name="T1">(Waits for ANNE to reply, and when she doesn't)</text:span></text:span><text:span text:style-name="Default_20_Paragraph_20_Font"> </text:span></text:p>
      <text:p text:style-name="P1"><text:span text:style-name="Default_20_Paragraph_20_Font"><text:span text:style-name="T1">I will cheat on you two more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then we're ev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t sounds a little crazy when you tell it like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it makes sen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id that whole scheme work out?</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Good.</text:span></text:span><text:span text:style-name="Default_20_Paragraph_20_Font"> </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We're even now.</text:span></text:span><text:span text:style-name="Default_20_Paragraph_20_Font"> </text:span></text:p>
      <text:p text:style-name="P1"><text:span text:style-name="Default_20_Paragraph_20_Font"><text:span text:style-name="T1">(Pause)</text:span></text:span><text:span text:style-name="Default_20_Paragraph_20_Font"> </text:span></text:p>
      <text:p text:style-name="P1"><text:span text:style-name="Default_20_Paragraph_20_Font"><text:span text:style-name="T1">Everything's gr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id it become two and </text:span></text:span><text:span text:style-name="Default_20_Paragraph_20_Font"><text:span text:style-name="T3">a half</text:span></text:span><text:span text:style-name="Default_20_Paragraph_20_Font"><text:span text:style-name="T1">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We decided that her misstep at the festival should only count for half a credit since she did physically have intercourse with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the last person Sebastian slept with actually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blows out the candle. ANNE falls silent sudden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Okay, so, let's not go there yet. </text:span></text:span></text:p>
      <text:p text:style-name="P1"><text:span text:style-name="Default_20_Paragraph_20_Font"><text:span text:style-name="T1">(He waits for them to go on, then realizes the candle is out, and he's supposed to say something.)</text:span></text:span><text:span text:style-name="Default_20_Paragraph_20_Font"> </text:span></text:p>
      <text:p text:style-name="P1"><text:span text:style-name="Default_20_Paragraph_20_Font"><text:span text:style-name="T1">Wow. Well. Uh. This looked easier in my head. But, uh, I guess talking about it is good? Cathartic or something? I don't know. Uh, I'm just going to... light this again.</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ANNE)</text:span></text:span><text:span text:style-name="Default_20_Paragraph_20_Font"> </text:span></text:p>
      <text:p text:style-name="P1"><text:span text:style-name="Default_20_Paragraph_20_Font"><text:span text:style-name="T1">We can't go on like this. It'll only get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 do you mean? I mean, do you want to... to ge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No. I mean, do you think we shoul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Please. Don't say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can't go on like this. How long can we postpone this decis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 you want to know why we're not having sex anymore?</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know, but maybe you'll change you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I don't feel like it. I can't be bothered. It's a physical effort that I don't feel up t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han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no, I mean, I don't mean it like that, I just... I think that probably means something's wro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Probab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and SEBASTIAN look at him, surprised to see he's still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Maybe we should try... separating... for a while. I mean, try that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That doesn't work. It just... it makes me angry. I mean, I don't know what to do with myself. I feel useless on my own. I'm hating every second of this, but... the alternative is worse. If this is love, it fucking suck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tarts singing U2)</text:span></text:span><text:span text:style-name="Default_20_Paragraph_20_Font"> </text:span></text:p>
      <text:p text:style-name="P1"><text:span text:style-name="Default_20_Paragraph_20_Font"><text:span text:style-name="T1">And I can't live... with or withou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ANNE and SEBASTIAN glare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N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Look. It's not so bad. We can talk, right? This... worked, didn't it? Why don't we just go back... and, I don't know... see what happen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Maybe I'll get used to being withou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 think that makes most sense. I mean, clearly I hate being without you, but I've never tried for very long. I am not getting used to living </text:span></text:span><text:span text:style-name="Default_20_Paragraph_20_Font"><text:span text:style-name="T3">with</text:span></text:span><text:span text:style-name="Default_20_Paragraph_20_Font"><text:span text:style-name="T1"> you, but maybe I can get used to living alone. Eventual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that wouldn't help us, right? Because if we're separating for a while, then, then we want to get back together at some point, right, so that... that wouldn't hel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I didn't mean like that. I meant maybe we </text:span></text:span><text:span text:style-name="Default_20_Paragraph_20_Font"><text:span text:style-name="T3">should</text:span></text:span><text:span text:style-name="Default_20_Paragraph_20_Font"><text:span text:style-name="T1"> get a divor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Let's... let's avoid the d-word here. Clearly, Anne doesn't like it very much. And let's not... jump to any conclusions. I'm going to light the candle again and then why don't you tell each other why you think you should not get a... why you should stay together. Anne, you can go first.</text:span></text:span><text:span text:style-name="Default_20_Paragraph_20_Font"> </text:span></text:p>
      <text:p text:style-name="P1"><text:span text:style-name="Default_20_Paragraph_20_Font"><text:span text:style-name="T1">(He lights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what do you want me to sa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Just tell him why you want to stay with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love him!</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I love you! Isn't that enough? Why do I need to...</text:span></text:span><text:span text:style-name="Default_20_Paragraph_20_Font"> </text:span></text:p>
      <text:p text:style-name="P1"><text:span text:style-name="Default_20_Paragraph_20_Font"><text:span text:style-name="T1">(trails o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love you, too, but I hate loving you.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But we can... we can fix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 I think maybe we should just... look at this objectively. Maybe we each could be happier with someone el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blows out the candle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Anne, you can't just blow out the candle all the time. We have to talk about this. That's what we came here for.</text:span></text:span><text:span text:style-name="Default_20_Paragraph_20_Font"> </text:span></text:p>
      <text:p text:style-name="P1"><text:span text:style-name="Default_20_Paragraph_20_Font"><text:span text:style-name="T1">(He lights the candle again, but ANNE immediately blows it out again. ANNE looks at SEBASTIAN, evidently very close to tears, desperate, helpless. SEBASTIAN just stares bac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ont.)</text:span></text:span><text:span text:style-name="Default_20_Paragraph_20_Font"> </text:span></text:p>
      <text:p text:style-name="P1"><text:span text:style-name="Default_20_Paragraph_20_Font"><text:span text:style-name="T1">Guys... maybe we should postpone this? I, uh, I don't think it's such a great idea to go on now. What do you think?</text:span></text:span><text:span text:style-name="Default_20_Paragraph_20_Font"> </text:span></text:p>
      <text:p text:style-name="P1"><text:span text:style-name="Default_20_Paragraph_20_Font"><text:span text:style-name="T1">(He waits for their reply, then realizes the candle is still out.)</text:span></text:span><text:span text:style-name="Default_20_Paragraph_20_Font"> </text:span></text:p>
      <text:p text:style-name="P1"><text:span text:style-name="Default_20_Paragraph_20_Font"><text:span text:style-name="T1">Oh, sorry.</text:span></text:span><text:span text:style-name="Default_20_Paragraph_20_Font"> </text:span></text:p>
      <text:p text:style-name="P1"><text:span text:style-name="Default_20_Paragraph_20_Font"><text:span text:style-name="T1">(He lights the cand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I don't think we should. </text:span></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Please, Sebastian...</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Just look at her! Whenever there's something she doesn't like, she closes her eyes and waits for it to go away. I can't live with someone like that. No, I think I know what I wan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Christian! Help me! Please, say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Uh, really, Sebastian, let's not make any decisions right now, okay? Why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ve made up my mind. We're getting a divorce in the morning, 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slaps the burning candle into SEBASTI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 you! You always take the easy way out! Why can't you try for on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so you're yelling at me now? That's helping. I feel much more attracted to you all of a sudd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Fuck!</text:span></text:span><text:span text:style-name="Default_20_Paragraph_20_Font"> </text:span></text:p>
      <text:p text:style-name="P1"><text:span text:style-name="Default_20_Paragraph_20_Font"><text:span text:style-name="T1">(She gets up, sending her chair flying across the stage.)</text:span></text:span><text:span text:style-name="Default_20_Paragraph_20_Font"> </text:span></text:p>
      <text:p text:style-name="P1"><text:span text:style-name="Default_20_Paragraph_20_Font"><text:span text:style-name="T1">Just... FUCK!</text:span></text:span><text:span text:style-name="Default_20_Paragraph_20_Font"> </text:span></text:p>
      <text:p text:style-name="P1"><text:span text:style-name="Default_20_Paragraph_20_Font"><text:span text:style-name="T1">(She tries to say something else, but it comes out as a guttural scream. Then she storms out the door, slamming it shut behind her. SEBASTIAN and CHRISTIAN sit unmoving for a moment--it might be a tableau, or they might really not be moving.)</text:span></text:span><text:span text:style-name="Default_20_Paragraph_20_Font"> </text:span></text:p>
      <text:p text:style-name="P1"><text:span text:style-name="Default_20_Paragraph_20_Font"><text:span text:style-name="T1">(CURT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ND OF A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2">ACT II</text:span></text:span><text:span text:style-name="Default_20_Paragraph_20_Font"> </text:span></text:p>
      <text:p text:style-name="P1"><text:span text:style-name="Default_20_Paragraph_20_Font"><text:line-break/></text:span><text:span text:style-name="Default_20_Paragraph_20_Font">  </text:span></text:p>
      <text:p text:style-name="P3"><text:span text:style-name="Default_20_Paragraph_20_Font"><text:span text:style-name="T1">“</text:span></text:span><text:span text:style-name="Default_20_Paragraph_20_Font"><text:span text:style-name="T1">Tell me why you love her”</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3">SETTING: (As before, with only SEBASTIAN and CHRISTOPHER presen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For some time, no one speaks or mov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then, let's g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et's g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They don't move. Time pass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mean, this is what's best for both of us. We're both much better off alone. Or at least, you know, not with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re just not made for each other.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one 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Great. That help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have to work at it. It's not as easy as they make it look in the movie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f course, I know that, but...</text:span></text:span><text:span text:style-name="Default_20_Paragraph_20_Font"> </text:span></text:p>
      <text:p text:style-name="P1"><text:span text:style-name="Default_20_Paragraph_20_Font">CHRISTIAN </text:span></text:p>
      <text:p text:style-name="P1"><text:span text:style-name="Default_20_Paragraph_20_Font">You don't just find love. You put your back into it and you </text:span><text:span text:style-name="Default_20_Paragraph_20_Font"><text:span text:style-name="T8">make</text:span></text:span><text:span text:style-name="Default_20_Paragraph_20_Font"> love. </text:span></text:p>
      <text:p text:style-name="P1"><text:span text:style-name="Default_20_Paragraph_20_Font">SEBASTIAN </text:span></text:p>
      <text:p text:style-name="P1"><text:span text:style-name="Default_20_Paragraph_20_Font">Uh... </text:span></text:p>
      <text:p text:style-name="P1"><text:soft-page-break/><text:span text:style-name="Default_20_Paragraph_20_Font">CHRISTIAN </text:span></text:p>
      <text:p text:style-name="P1"><text:span text:style-name="Default_20_Paragraph_20_Font">Uhm. The feeling. I mean, no harm in putting some effort into the activity as well, but what I mean is that love is something you work at every day. </text:span></text:p>
      <text:p text:style-name="P1"><text:span text:style-name="Default_20_Paragraph_20_Font">SEBASTIAN </text:span></text:p>
      <text:p text:style-name="P1"><text:span text:style-name="Default_20_Paragraph_20_Font">You make it sound like love is an MMO: a job you come home to. </text:span></text:p>
      <text:p text:style-name="P1"><text:span text:style-name="Default_20_Paragraph_20_Font">CHRISTIAN </text:span></text:p>
      <text:p text:style-name="P1"><text:span text:style-name="Default_20_Paragraph_20_Font">There actually is an MMO called... </text:span></text:p>
      <text:p text:style-name="P1"><text:span text:style-name="Default_20_Paragraph_20_Font">SEBASTIAN </text:span></text:p>
      <text:p text:style-name="P1"><text:span text:style-name="Default_20_Paragraph_20_Font">I know. But you know what I mean! </text:span></text:p>
      <text:p text:style-name="P1"><text:span text:style-name="Default_20_Paragraph_20_Font">CHRISTIAN </text:span></text:p>
      <text:p text:style-name="P1"><text:span text:style-name="Default_20_Paragraph_20_Font">And you know why you play MMOs. You know why you put up with the grind, why you murder five hundred boars or fetch the same OBJECT_1 a hundred times. </text:span></text:p>
      <text:p text:style-name="P1"><text:span text:style-name="Default_20_Paragraph_20_Font">SEBASTIAN </text:span></text:p>
      <text:p text:style-name="P1"><text:span text:style-name="Default_20_Paragraph_20_Font">I'm not so sure I do anymore. </text:span></text:p>
      <text:p text:style-name="P1"><text:span text:style-name="Default_20_Paragraph_20_Font">CHRISTIAN </text:span></text:p>
      <text:p text:style-name="P1"><text:span text:style-name="Default_20_Paragraph_20_Font">It's the long-term pay off. It's having a place to call home in the first place. Also, it builds character. </text:span></text:p>
      <text:p text:style-name="P1"><text:span text:style-name="Default_20_Paragraph_20_Font">SEBASTIAN </text:span></text:p>
      <text:p text:style-name="P1"><text:span text:style-name="Default_20_Paragraph_20_Font">Let's drop the metaphor before I punch you.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Consider it dropped.</text:span></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 I know fiction romanticizes love. I'm not looking for a meet cute in an elevator and a hilarious misunderstanding. I know it can't all be smiles and feeding each other grapes, but there can't only be hard days, right? If I have to make it work every single day, something has got to be wrong.</text:span></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isten to me, Sebastian. Like everything in life, love is a learned skill. Love is hard work. Love is tediu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hould write greeting car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ve songs and Hollywood have broken up more relationships than alcohol and internet pornograp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you're saying I'm not trying hard enoug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re you trying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Well, I put on the suit and did the thing with the priest, didn't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rriage tends to be the result of a happy relationship, not the other way around.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how do I know she's worth... try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won't know until you really t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r until it's too l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t's never too l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screw this. I've tried long enough. I'm getting a divorce in the morning, and then I'm becoming a monk. Celibacy all the way. Do you think they have broadband in their monasterie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s wireless in heaven, if you can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unds good. Let's go back out there and get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e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ong, uncomfortable pause. Neither of them mov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y is it so fucking har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ouldn't mean anything if it was easy. There's no gold medal in zipping up your fly.</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is stupid and boring and predictable, and when she's gone I miss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you are soul mat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saying you can't live with or without her et ceter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Please don't sing aga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won't. But we're moving in circles here. I don't like circles. Let's be scientific for a change. Something is wrong with your relationship,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since there's no eMRI, since we cannot look into your hearts and minds, we have to diagnose from the symptom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seems to be the proble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particularly like being around her. Well, no, I do, but it's when we talk... well, not always. Sometimes we can talk just fine, it's only certain subjec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Exampl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s. Our relationship. Our fut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Everything else is fi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see. And this... dislike, how does it manife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makes me do foolish thing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m-hm. And this only affects you, or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it's a mutual thing, certainly. I mean, I don't get what it is that I do that annoys her so much, but sometimes she reacts--it's clear she's reacting to something, even if I don't understand what it is--and then I get annoyed, and I react, and... this doesn't make much sense, doe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 example would hel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ake Lariss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Doorbell. After a second's hesitation, the lights turn YELLOW. SEBASTIAN gets up and, while walking toward the door, checks his wristwatc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himself)</text:span></text:span><text:span text:style-name="Default_20_Paragraph_20_Font"> </text:span></text:p>
      <text:p text:style-name="P1"><text:span text:style-name="Default_20_Paragraph_20_Font"><text:span text:style-name="T1">That was quick.</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He opens the door to reveal ANNE. She is now wearing normal street cloth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arissa! What are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slaps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You fucking prick! Anne has been nothing but a saint to you, and this is how you repay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what did I do? Can someone please tell me what I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 don't know, but she's really upset. First the pregnanc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raises his eyebrows at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that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now this! Why do you hate her s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you want to hear my side of the sto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S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walks past SEBASTIAN, trips, falls against the table, and ends up bent over same. At the same time, SEBASTIAN closes the door, walks up to her, trips as well, and ends up fucking her doggy style over the table. CHRISTIAN watches with a bemused/entertained expression on his face. After some time, the lights change back to WHITE. Exit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raightening his clothes and sitting down.)</text:span></text:span><text:span text:style-name="Default_20_Paragraph_20_Font"> </text:span></text:p>
      <text:p text:style-name="P1"><text:soft-page-break/><text:span text:style-name="Default_20_Paragraph_20_Font"><text:span text:style-name="T1">At least that's how I remember it. In hindsight, some things must have been said and done between door and table, but my brain decided to save only the highlight re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approve. But wait, pregnanc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right! Remember when I said earlier that Anne had tried to steal my sper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I remember. You had one of your rare emotional moments. I was trying to spur you on, but you would rather leave than betray the fact that a human heart drives warm bl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3">At any rate</text:span></text:span><text:span text:style-name="Default_20_Paragraph_20_Font"><text:span text:style-name="T1">, I wasn't being metaphorical or anything. I haven't looked up the exact law, but I'm pretty sure what she was attempting would count at least as deceit and fraudulent concealment, if n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rand Theft Sem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d she do? Drug and rape you? Assault you with syringes in the n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no, the act </text:span></text:span><text:span text:style-name="Default_20_Paragraph_20_Font"><text:span text:style-name="T3">per se</text:span></text:span><text:span text:style-name="Default_20_Paragraph_20_Font"><text:span text:style-name="T1"> was consensual. It was just that... we had an understanding that she was on the pi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she was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was on </text:span></text:span><text:span text:style-name="Default_20_Paragraph_20_Font"><text:span text:style-name="T3">a</text:span></text:span><text:span text:style-name="Default_20_Paragraph_20_Font"><text:span text:style-name="T1"> pill. She'd stopped taking her birth control pill without telling me. Instead she was taking some homoeopathic </text:span></text:span><text:soft-page-break/><text:span text:style-name="Default_20_Paragraph_20_Font"><text:span text:style-name="T1">equivalent, where I use the term “equivalent” very broadly. Its valence was nowhere near equ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ren't you glad you took that Latin course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rmally I'd be prepared to accept that she'd buy into that sort of snake oil. It comes with just the right batch of adjectives--all-natural, alternative, holist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know, they've shown in clinical trials that homoeopathy can have real effects beyond the placebo effec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they hav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do you know? Do you keep up to date with all medical publication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text:span></text:span><text:span text:style-name="Default_20_Paragraph_20_Font"><text:span text:style-name="T3">really</text:span></text:span><text:span text:style-name="Default_20_Paragraph_20_Font"><text:span text:style-name="T1"> like playing the devil's advocate,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re the advoca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ever. Anyway, one day she tells me she hasn't had her period in months and that she felt her belly swelling up and if I like the name “Lydia” for a gir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s a good na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glares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I like i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Right. Well. It turned out she wasn't pregnant after all, it was just, I don't know, a bit of indigestion or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Excuse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had a fart stuck in her plumbing? I don't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her endocervical can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do I know! All I know is after a few months she was back to norm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ean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resumed menstru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you did not resume copulat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d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know you very well, Sebastian. Intimately, you might say. You like being in control. You like having a plan, and even if plan after plan fails spectacularly, as long as you do have a plan at any given time, you feel in control. You understood that you were no longer in control over fornication with your girlfriend and whether or not said activity produced offspring, and so you struck the factor from your equations altoge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 do you do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smile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freak me out sometimes.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Goo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yway. We stopped having sex.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you started cheating on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t right away. Larissa was the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what was she yelling at you f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ish I knew. Anne had moved in with her, disgusted with me.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Uh... 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was convinced I was cheating on her left and right.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Dare I ask what convinced her of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d stopped having sex and she never caught me indulging in Onan's sin. So to spea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never caught you or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never did.</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 can't be healt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see, I'm not a very sexual pers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y sympathi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x isn't like food to me: it's not something I need every day. It's more like... like going to the cinema: something nice to do every once in a whi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a couple of good friend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if you do it every day, chances are it will become bor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you will get very good a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5">(thinking for a moment)</text:span></text:span><text:span text:style-name="Default_20_Paragraph_20_Font"> </text:span></text:p>
      <text:p text:style-name="P1"><text:span text:style-name="Default_20_Paragraph_20_Font"><text:span text:style-name="T1">How does one get very good at going to the cinem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ne learns to recognize all the good angles and to anticipate the money-sh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m sure you're not half as promiscuous as you make it sound.</text:span></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let's see if I get this right: you stop having sex, Anne never catches you flying solo, construes this as sufficient evidence that you must be fucking everything with a more or less vagina-shaped hole, moves out, prompting her best friend Larissa to call on and yell a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Leading to aforementioned coordinated slip-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s something vaguely poetic going on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m afraid so.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know, I feel a little guilt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mehow that sounds like it should be your baseline, but I'm curious: is there any particular reason why you feel guilty in this c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Anne came to me at that time and asked me for advice. I never quite understood just what the problem was: only that you annoyed her somehow, and that there was a certain amount of sexual frustration. Don't look so shocked. Detecting sexual frustration in females is practically part of my job description. So I told her to consider taking a break from you and perhaps moving in for a time with her good friend Larissa. Again, no reason to look so scandalized. I knew that what Anne wanted at that time was not any truly useful advice on how to act, but a friendly ear and a shoulder to cry on, and other females are best equipped for that sort of job, and as far as her sexual frustration is concerned, well, a man may dream. Really, that open-mouth look doesn't work for you, Sebastian! A woman at her most vulnerable also tends to be most open for experimentation, and while I personally would not have profited from Anne's awakening to a much wider field of sexual partners, I do presume to take a more universal stance and say that I served the good of all </text:span></text:span><text:span text:style-name="Default_20_Paragraph_20_Font"><text:span text:style-name="T3">man</text:span></text:span><text:span text:style-name="Default_20_Paragraph_20_Font"><text:span text:style-name="T1">-kind. I see it as a sort of sexual karma </text:span></text:span><text:span text:style-name="Default_20_Paragraph_20_Font"><text:span text:style-name="T3">in potentia</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have absolutely no idea what you're on ab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Anyway, I was saying that in a way I had suggested Larissa to Anne, and that in some entirely indirect and unforeseeable way I might have helped bring about your current predicamen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To be honest I think that... all this only helped entertain me through a hopelessly boring relationship. Had it not been for Larissa and the other two, I don't think I'd be here tod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in a way you've already help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see, it's not so hopeles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know... I mean, look at us, look at me. I'm pretty okay right now, with her gone, with us talking here. I'm doing alright. Isn't that a huge symptom right there? I mean, I am contemplating a divorce on my wedding night. Shouldn't I be, I don't know, tearing at my hair? Or, I don't know, crying, at least? Shouldn't this hurt more than it do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every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no help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it shouldn't hurt more than it does. It should hurt that much, and no more. No, you shouldn't be crying, not unless you feel like it. And no, you're not contemplating a divorce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h...</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Even if you were actually considering all that, your apathy wouldn't tell us a thing. If you were a normal person, maybe, but you... much as I love you, man, you're a little stupid in your hear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Emotionally retarded. One flower short of a bouquet. Not the sweetest chocolate in th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kay, okay, I get it. And you're the perfect Casanova?</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ll, I've been in a lot of relationships. Matter of fact, I'm in three right now. I have so much love to give I have to multi-task. </text:span></text:span></text:p>
      <text:p text:style-name="P1"><text:span text:style-name="Default_20_Paragraph_20_Font"><text:line-break/></text:span><text:span text:style-name="Default_20_Paragraph_20_Font">  </text:span></text:p>
      <text:p text:style-name="P1"><text:span text:style-name="Default_20_Paragraph_20_Font"><text:span text:style-name="T1">(The door is suddenly </text:span></text:span><text:span text:style-name="Default_20_Paragraph_20_Font"><text:span text:style-name="T1">opened.</text:span></text:span><text:span text:style-name="Default_20_Paragraph_20_Font"><text:span text:style-name="T1"> Enter MICHAEL. He is wearing a fancy suit, at least down to his hips. Below that, it's some sort of novelty underwear. Big smilie-faces or Snoopy or whatever. He is holding an open umbrella in his h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Surpri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and CHRISTIAN look at the lights and, seeing that they're not changing, become a little confus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Oh, wait. This isn't the ladies' room, is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and you are not a la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sounding rather sad)</text:span></text:span><text:span text:style-name="Default_20_Paragraph_20_Font"> </text:span></text:p>
      <text:p text:style-name="P1"><text:span text:style-name="Default_20_Paragraph_20_Font"><text:span text:style-name="T1">I know. That would have been the surprise. Hey! You're the broom!</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 I am the </text:span></text:span><text:span text:style-name="Default_20_Paragraph_20_Font"><text:span text:style-name="T3">groom</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Oh! Shit, man! I mean, fuck, I swear, didn't mean to turn you into a... a sweeping implement. But it's like, in my mind, bride and groom swirled together and fused... confused me, so in a way broom is a very beautiful word, isn't it? It's what you are, together: useful, necessary, cleanly. Next to godly. Woah. Do you have, like, a piece of paper or something? I gotta write this down! Actually, you know what...</text:span></text:span><text:span text:style-name="Default_20_Paragraph_20_Font"> </text:span></text:p>
      <text:p text:style-name="P1"><text:span text:style-name="Default_20_Paragraph_20_Font"><text:span text:style-name="T1">(MICHAEL sits down, produces a cellphone, and starts texting. Presumably his great idea, to himself. I do that some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Looking at CHRISTIAN)</text:span></text:span><text:span text:style-name="Default_20_Paragraph_20_Font"> </text:span></text:p>
      <text:p text:style-name="P1"><text:span text:style-name="Default_20_Paragraph_20_Font"><text:span text:style-name="T1">Friend of you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d you k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emale intuiti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meet Michael von... something someth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Can't talk. Bu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 took a few courses together. Objectivism. Morals and morality. Fun stu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What's “gride” mea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it's some kind of sou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oft-page-break/><text:span text:style-name="Default_20_Paragraph_20_Font"><text:span text:style-name="T1">Nah, I think it's a horrible little furry creature that gnaws on cables. Broom is much better. Like I always say, the woman should come firs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5">SEBASTIAN</text:span></text:span><text:span text:style-name="Default_20_Paragraph_20_Font"> </text:span></text:p>
      <text:p text:style-name="P1"><text:span text:style-name="Default_20_Paragraph_20_Font"><text:span text:style-name="T1">You're not wearing any pant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MICHAEL</text:span></text:span><text:span text:style-name="Default_20_Paragraph_20_Font"> </text:span></text:p>
      <text:p text:style-name="P1"><text:span text:style-name="Default_20_Paragraph_20_Font"><text:span text:style-name="T1">(Finishing the SMS with a flourish)</text:span></text:span><text:span text:style-name="Default_20_Paragraph_20_Font"> </text:span></text:p>
      <text:p text:style-name="P1"><text:span text:style-name="Default_20_Paragraph_20_Font"><text:span text:style-name="T1">Can't stay and chat! </text:span></text:span></text:p>
      <text:p text:style-name="P1"><text:span text:style-name="Default_20_Paragraph_20_Font"><text:span text:style-name="T1">(His cellphone plays a ringtone of a woman saying “Paging Dr. Kant” in a seductive voice.)</text:span></text:span><text:span text:style-name="Default_20_Paragraph_20_Font"> </text:span></text:p>
      <text:p text:style-name="P1"><text:span text:style-name="Default_20_Paragraph_20_Font"><text:span text:style-name="T1">Duty calls!</text:span></text:span><text:span text:style-name="Default_20_Paragraph_20_Font"> </text:span></text:p>
      <text:p text:style-name="P1"><text:span text:style-name="Default_20_Paragraph_20_Font"><text:span text:style-name="T1">(Exit MICHA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class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 no, Kant, as in Immanue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Ooh. Philosophy. That explains a lo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text:span></text:span><text:span text:style-name="Default_20_Paragraph_20_Font"><text:span text:style-name="T1">rote a paper with him. “The geography of the self and guilt-free nowhere places.” Fun tim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onder what he's doing at my medding. Wedd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he got stuck in traffic.</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you're g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r 0.5.</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ext:span></text:span><text:span text:style-name="Default_20_Paragraph_20_Font"><text:span text:style-name="T1">We each cheated on each other two and a half times blabla”. And you blew out the candl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riously! How do you... who told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brilliantly deduced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lso, Pierre told me. A litt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you know Pier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 we still hook up every now and the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s one of the thre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ne of the... w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We dance the back-alley rumba. I do his plumbing. We share a passion for cocksickle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for fuck's sa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fire my torpedo at his </text:span></text:span><text:span text:style-name="Default_20_Paragraph_20_Font"><text:span text:style-name="T1">rear </text:span></text:span><text:span text:style-name="Default_20_Paragraph_20_Font"><text:span text:style-name="T1">thermal exhaust po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 yes, I ge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y, I'm not judging! If anything, I'm cheering you on. Go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eriously, I'd much rather not talk abou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t will make diagnosis very difficult.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seriously? We're still doing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e can also head out there and drink. Find Anne. I think you two still have to do your dance. You dance, don't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are cruel and unusu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ank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ighing)</text:span></text:span><text:span text:style-name="Default_20_Paragraph_20_Font"> </text:span></text:p>
      <text:p text:style-name="P1"><text:span text:style-name="Default_20_Paragraph_20_Font"><text:span text:style-name="T1">Well, Larissa happened. I told Anne as soon as I could. 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Oh, and that would be one of the foolish things you spoke of earli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No! That would be common decency! You slip up, you 'fess u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 just like you tell the cashier at the supermarket when she gives you too much chang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when you're late for work and no one notices, you also go and make sure your boss makes a note of it. Because it's the decent thing to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r when you're charged too little tax, I'm sure you also contact revenue and notify them of the overs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hat's not the same thing at all, and you know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w is it differe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for one I do not love the office of the revenue commission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unny thing, love. I'd thought you'd try </text:span></text:span><text:span text:style-name="Default_20_Paragraph_20_Font"><text:span text:style-name="T3">not</text:span></text:span><text:span text:style-name="Default_20_Paragraph_20_Font"><text:span text:style-name="T1"> to hurt the one you lov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But the whole thing with Larissa had already happened! I had already hur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en you fucked Larissa, you didn't hurt anyone. Except maybe Larissa, if you were a little rough, which I hope you were. And in any case, that's not a bad thing. You hurt Anne not by sleeping with Larissa, but by telling her about sleeping with Larissa.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e should all lie to each ot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s much as possible, 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 you can't possibly be this cynic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when I told you earlier that love songs and Hollywood had broken up more relationships than all the usual suspects, you didn't fully appreciate what I was saying. This "we'll always be honest with each other" crap doesn't work in the real world. People are shit. People are rotten to </text:span></text:span><text:span text:style-name="Default_20_Paragraph_20_Font"><text:span text:style-name="T1">the core, and it's only through years of awkward, imperfect conditioning that we manage to apply a thin sheen of makeup to our monstrous visages. We pretend to be nice people with high ideals and romantic notions because it's a pleasant fiction. We cooperatively create a world we would like to believe in. But fiction is all lying and omission. Much like Kipling wouldn't have given away his infant to be raised by wolves, we should not apply the lessons that Jude Law and Drew Barrymore teach us to real life.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hy should we love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ecause we need to, clearly. You need to. Look, the rational approach to any of Anne's nonsensical overreactions would have been to throw her out on her ass and say, "I don't need th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akly)</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you do! And so instead of kicking her out, you go out and have bum-sex with your drumm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n't like that at a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 acknowledging SEBASTIAN's last line)</text:span></text:span><text:span text:style-name="Default_20_Paragraph_20_Font"> </text:span></text:p>
      <text:p text:style-name="P1"><text:span text:style-name="Default_20_Paragraph_20_Font"><text:span text:style-name="T1">... like an animal torn between fight or flight sometimes does something entirely irrelevant, like grooming or nest-building. You, being of a higher order, seek out man-arse instea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y! Listen, what happened between me and Pierre wasn't like that... it wa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think I needed human warmt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ere's no warmer plac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come on! No, loo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 Enter ANNE, still wearing street cloth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urns his chair to the side, talks to CHRISTIAN half over his shoulder while playing an imaginary video ga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 the months after Larissa, Anne frequently "moved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He punctuates with his fingers, with one hand less articulated as it's still holding the imaginary controller.)</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 until she noticed that didn't actually hurt me that muc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no, now I must play games and eat junk food! Whatever will I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glares at hi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the next time we had some imaginary problem, she kicked me ou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 points at the door. SEBASTIAN puts down</text:span></text:span><text:span text:style-name="Default_20_Paragraph_20_Font"> </text:span></text:p>
      <text:p text:style-name="P1"><text:span text:style-name="Default_20_Paragraph_20_Font"><text:span text:style-name="T1">the controller and gets up. Exit ANN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went to our rehearsal room.</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ite of epic debaucheries and unholy ceremoni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lso, it's got a carpet and heat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 gets up and walks around the room. SEBASTIAN lies down in front of the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I didn't really want to talk to anyone. At least that's what I thought. I thought I just needed to be alone for a bit, even though in retrospect being alone kind of made it wo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carefully steps over SEBASTIAN and returns to his chair behind the table. He adjusts his hi-hat and cracks his fing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So I fell asleep, until...</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 suddenly starts drumming wild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Jumping up, very startled)</text:span></text:span><text:span text:style-name="Default_20_Paragraph_20_Font"> </text:span></text:p>
      <text:p text:style-name="P1"><text:span text:style-name="Default_20_Paragraph_20_Font"><text:span text:style-name="T1">Fucksh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a very different voice; much softer, less confident, warmer, friendlier.)</text:span></text:span><text:span text:style-name="Default_20_Paragraph_20_Font"> </text:span></text:p>
      <text:p text:style-name="P1"><text:span text:style-name="Default_20_Paragraph_20_Font"><text:span text:style-name="T1">Oh! Man! I'm so sorry, I totally didn't see you t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aitwhat, w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at are you doing here any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re, oh... I was trying to, you know, slee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sn't it too loud for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how you d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m, uhm, good listen, why were you sleeping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ause I was tire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truggling)</text:span></text:span><text:span text:style-name="Default_20_Paragraph_20_Font"> </text:span></text:p>
      <text:p text:style-name="P1"><text:span text:style-name="Default_20_Paragraph_20_Font"><text:span text:style-name="T1">No... I mean... why weren't you...</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kicked me out, ma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Do you... uh... do you wanna talk abou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just di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rue. </text:span></text:span></text:p>
      <text:p text:style-name="P1"><text:span text:style-name="Default_20_Paragraph_20_Font"><text:line-break/></text:span><text:span text:style-name="Default_20_Paragraph_20_Font">  </text:span></text:p>
      <text:p text:style-name="P1"><text:span text:style-name="Default_20_Paragraph_20_Font"><text:span text:style-name="T1">(B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don't even know what's going on in her head any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didn't tell you 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he said she needed some time to thi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ich is about as useful as splitting up for creative differenc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aha. Yeah. I gues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ndicating the drums)</text:span></text:span><text:span text:style-name="Default_20_Paragraph_20_Font"> </text:span></text:p>
      <text:p text:style-name="P1"><text:span text:style-name="Default_20_Paragraph_20_Font"><text:span text:style-name="T1">Listen, I don't want to interrup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Maybe she found out about the hook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 one with the glitter in her hair. That gave you the blowjob in your ca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Of course she found out about that. I told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aha, yeah,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Be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span text:style-name="Default_20_Paragraph_20_Font"> </text:span></text:p>
      <text:p text:style-name="P1"><text:span text:style-name="Default_20_Paragraph_20_Font"><text:span text:style-name="T1">Wait, what? Serious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 was free! And she's a professional, so it was nothing persona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astian, women don't think like we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no, she was fine with that. She said so! She said she was happy I'd come and told her right awa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why would she say that if she was fine with it?</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WHI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 </text:span></text:span><text:span text:style-name="Default_20_Paragraph_20_Font"> </text:span></text:p>
      <text:p text:style-name="P1"><text:span text:style-name="Default_20_Paragraph_20_Font"><text:span text:style-name="T1">Now that I think about it, he had a point. Maybe that's why she kicked me out. I mean, it was like a day later, but still...</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 </text:span></text:span></text:p>
      <text:p text:style-name="P1"><text:span text:style-name="Default_20_Paragraph_20_Font"><text:span text:style-name="T1">(With his normal voice)</text:span></text:span><text:span text:style-name="Default_20_Paragraph_20_Font"> </text:span></text:p>
      <text:p text:style-name="P1"><text:span text:style-name="Default_20_Paragraph_20_Font"><text:span text:style-name="T1">Wait, was that Cand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ow do you know about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ops. 'fraid I sent her to you. I mean, you know I meet a lot of them at work and sometimes they get in real trouble. I thought she was kinda sweet and so I told her I knew this one lawy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Yeah. Funny story, that. I ended up advising her to testify that a small object had fallen into the foot space of the car, and that she was trying to pick it up lest it roll behind the brake pedal and obstruct the operation of said brake pedal, and that this is why the other party saw her in that suspicious position, hunched over the driver's lap, moments before the high speed collision.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Not ba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she liked it too. Matter of fact she liked it so much that she must have spotted a small object in the foot space of my car, and even though we were parked at that particular moment, she went and bent over to pick it up right away lest the matter slip her mind and...</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e sucked your cock?</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Legally speaking, not at all. But...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onestly, man, so sorry. She said she could pay you.</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but she didn't mean "with money."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o that was my fault, to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worry about it. She was really good with her mouth when she wasn't talking. </text:span></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to YELL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Pierre's voice)</text:span></text:span><text:span text:style-name="Default_20_Paragraph_20_Font"> </text:span></text:p>
      <text:p text:style-name="P1"><text:span text:style-name="Default_20_Paragraph_20_Font"><text:span text:style-name="T1">So you need a place to cras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eah... if it's not too much trou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Hey, man, what are friends for, right! I should have a little wine at home as well... nothing special, just a few bottles of Santa Digna... I mean, if you want to tal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Lights change back to WHIT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e went to his place and we talked. I don't even know what we talked about anymore. The wine was very good. He cooked us some noodles. At some point I cried. I mean, what with the frustration and everything. It wasn't like </text:span></text:span><text:span text:style-name="Default_20_Paragraph_20_Font"><text:span text:style-name="T3">crying</text:span></text:span><text:span text:style-name="Default_20_Paragraph_20_Font"><text:span text:style-name="T1"> crying. </text:span></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SEBASTIAN</text:span></text:span><text:span text:style-name="Default_20_Paragraph_20_Font"> </text:span></text:p>
      <text:p text:style-name="P1"><text:span text:style-name="Default_20_Paragraph_20_Font"><text:span text:style-name="T1">I think it's a basic human need to occasionally feel the warmth of another human being. And... don't look at me so expectantly, nothing much happened. I mean, yes, we shared his bed, and I guess technically speaking we were mostly naked... okay, grin if you have to, but I'm telling you, all I needed was some human warmth. We are addicted to the stuff.</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t's worse than hero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Proudly)</text:span></text:span><text:span text:style-name="Default_20_Paragraph_20_Font"> </text:span></text:p>
      <text:p text:style-name="P1"><text:span text:style-name="Default_20_Paragraph_20_Font"><text:span text:style-name="T1">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d so that explains that. I don't think it reflects on my relationship with Anne in...</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ebastian. The first two times she moved out, you had sex first with her best friend and then with a prostitute. Then she kicked you out and you... slept with a ma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guess. Yea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think it's rather clear to me what's going on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it me, docto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think you're in love, and I'm afraid there's no cu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for fuck's...</text:span></text:span><text:span text:style-name="Default_20_Paragraph_20_Font"> </text:span></text:p>
      <text:p text:style-name="P1"><text:span text:style-name="Default_20_Paragraph_20_Font"><text:line-break/></text:span><text:span text:style-name="Default_20_Paragraph_20_Font">  </text:span></text:p>
      <text:p text:style-name="P1"><text:soft-page-break/><text:span text:style-name="Default_20_Paragraph_20_Font"><text:span text:style-name="T1">CHRISTIAN</text:span></text:span><text:span text:style-name="Default_20_Paragraph_20_Font"> </text:span></text:p>
      <text:p text:style-name="P1"><text:span text:style-name="Default_20_Paragraph_20_Font"><text:span text:style-name="T1">Listen to me, Sebastian. When she is unhappy, you become unhappy. You do not understand this fact, of course, what with your emotional retardation. The thing you should intuitively want to do is to make amends, make her happy again somehow, but neither do you know how to do this nor will you admit to yourself that this is what you need to do. So your heart and your brain want </text:span></text:span><text:span text:style-name="Default_20_Paragraph_20_Font"><text:span text:style-name="T1">two different, mutually exclusive things, and they don't even speak the same language. When you cheated on Anne, you neither tried to hurt her, nor did you try to get even. All this mess was only a very confused cock meeting an equally powerful cock and, torn between fight and flight, pecking at the ground or grooming his pluma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Very confused)</text:span></text:span><text:span text:style-name="Default_20_Paragraph_20_Font"> </text:span></text:p>
      <text:p text:style-name="P1"><text:span text:style-name="Default_20_Paragraph_20_Font"><text:span text:style-name="T1">What? Oh... like a rooster... righ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n a word, you were confused. Let me unconfuse you: you love Anne, she loves you. This is as good as it gets.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Uuh...</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For some reason you will not admit that this is what's going on, and you will not put in the work that you need to put in to make this relationship prosper. Of course it's not perfect, and of course you will go on cheating on each other and having horrible fights and generally inflicting unimaginable misery on each other. But that's how it is. And of course you can leave her. It will hurt like hell, eventually, once your heart catches up, and then it will hurt less. And, of course, you can look for a better relationship, but there is no such thing. A girl that would be perfect in every way that Anne is not wouldn't help you at all. Imperfections arise from the area in between you and her, he and she. A relationship with a more perfect girl would fail in a different way, only that your heart would then be more scarred and less able to feel the highs the way it does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high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You must have happy moments.</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guess I like watching stuff with her. Like movies and so on. That makes me happy. She's not very smart, but when she enjoys something, I enjoy it even mo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There you go! And if you leave her and rip her barbed hooks out of your heart, then, yes, it will heal, but the scar tissue will be hard and inflexible, and when you laugh at Adam Sandl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He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ith Anne's successor, well, it just won't be as much fu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I just can't accept it's like that. You make it sound like it doesn't matter who I'm with, who I love, that all relationships will fail and succeed equally, and... and that just can't be right, can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h, it does matter! It's just that it's a gamble, and it's rigged, and you really, really can't win. You might as well sell everything you own to buy a thousand lottery tickets. You've got what you've got, and it's clearly better than nothing. You have a reliable warmth dealer, someone to make you feel less retarded for laughing at Adam Sandler joke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top saying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at's pretty good, you know. Eventually you will both have to make some sacrifices: you may have to accept that there will be children, she may have to accept that you want an open relationship...</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or fuck's sakes! Why am I even listening to you! This is not how it is! This is not how things work! </text:span></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Okay, forget this. Just tell me this: how do you feel right n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I feel confused. I don't know what to think, what to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nd that's not a good feel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No, but... but I cannot blame Anne alone for it, can I?</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o's talking about blame? Blame has nothing to do with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ell, it's someone's faul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h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ecause... it always i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your system is wrong. In your world, there are Problems and Responsible Parties. As if you could say, okay, </text:span></text:span><text:span text:style-name="Default_20_Paragraph_20_Font"><text:span text:style-name="T3">this</text:span></text:span><text:span text:style-name="Default_20_Paragraph_20_Font"><text:span text:style-name="T1"> is her fault, this is my fault, etc. It doesn't work that way. People don't have faults; relationships do. People are what they are, and it's only when you put two of them together that Problems arise. Now a hippie would say that both are equally to blame, and that they have to Work It Out. When you introduce Flame and Gasoline to each other, there will be violent, explodey consequences, no matter how much you have them talk. People who ask "is this Flame's fault or Gasoline's fault?" don't really understand chemistr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people can chang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oft-page-break/><text:span text:style-name="Default_20_Paragraph_20_Font"><text:span text:style-name="T1">No, they can'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So what do I do?</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Look. Contrary to popular belief, every man is in fact an island. You think of yourself first and last and only. Assigning blame is losing focus. Fact: you are suffering. You have to ask yourself: would you like to continue suffer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What the fuck kind of question is tha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 just rephrased what you asked me. Let me ask you something else: if you found me having sex with Anne, who would you be angrier at, me or her?</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of cour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rong! Well, either way is wrong, really. Who did what to whom... that's all technicalities. What you need to focus on is that there is a mindset, an intention, somewhere, and that this mindset creates actions which in turn cause you anger and hurt. Once you've identified these facts, it should be simple to see what steps need to be taken to stop the anger and the hur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But... but earlier you were saying I simply had to work harder at 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Was I really? I forget these thing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5">(Getting angry)</text:span></text:span><text:span text:style-name="Default_20_Paragraph_20_Font"> </text:span></text:p>
      <text:p text:style-name="P1"><text:span text:style-name="Default_20_Paragraph_20_Font"><text:span text:style-name="T1">Stop! Fuck! Can't you take this seriously?</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But I am.</text:span></text:span><text:span text:style-name="Default_20_Paragraph_20_Font"> </text:span></text:p>
      <text:p text:style-name="P1"><text:soft-page-break/><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re playing some kind of game again, aren't you? One of your fucking Socratic dialogues! For fuck's sakes, this is my marriage we're talking about her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Should it not therefore be even more important to ascertain whether or not it has a future? Where do you see things going?</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Can't I think about the future tomorrow?</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Enter ANNE. She's once again wearing her WHITE dress with the cake stains.</text:span></text:span><text:span text:style-name="Default_20_Paragraph_20_Font"><text:span text:style-name="T1"> She is also holding an empty bottle of champagne.</text:span></text:span><text:span text:style-name="Default_20_Paragraph_20_Font"><text:span text:style-name="T1">)</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ello, boy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It appears the future can't wait.</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I'm officially drunk!</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Oh, great. That improves matters.</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Homing in on SEBASTIAN)</text:span></text:span><text:span text:style-name="Default_20_Paragraph_20_Font"> </text:span></text:p>
      <text:p text:style-name="P1"><text:span text:style-name="Default_20_Paragraph_20_Font"><text:span text:style-name="T1">And you... you know what? I forgive you! Everything! There, I said it. It wasn't hard, really, promise. Everything forgiven. </text:span></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You forgive </text:span></text:span><text:span text:style-name="Default_20_Paragraph_20_Font"><text:span text:style-name="T3">me</text:span></text:span><text:span text:style-name="Default_20_Paragraph_20_Font"><text:span text:style-name="T4">? Let m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And now let's kick out this... this Christian person and... fuck right here on this tabl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SEBASTIAN</text:span></text:span><text:span text:style-name="Default_20_Paragraph_20_Font"> </text:span></text:p>
      <text:p text:style-name="P1"><text:soft-page-break/><text:span text:style-name="Default_20_Paragraph_20_Font"><text:span text:style-name="T1">Anne, please!</text:span></text:span><text:span text:style-name="Default_20_Paragraph_20_Font"> </text:span></text:p>
      <text:p text:style-name="P1"><text:span text:style-name="Default_20_Paragraph_20_Font"><text:line-break/></text:span><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No, please nothing. You don't even have to please me. Just, you know, do your husbandly duty.</text:span></text:span><text:span text:style-name="Default_20_Paragraph_20_Font"> </text:span></text:p>
      <text:p text:style-name="P1"><text:span text:style-name="Default_20_Paragraph_20_Font"><text:line-break/></text:span><text:span text:style-name="Default_20_Paragraph_20_Font"><text:span text:style-name="T1">CHRISTIAN</text:span></text:span><text:span text:style-name="Default_20_Paragraph_20_Font"> </text:span></text:p>
      <text:p text:style-name="P1"><text:span text:style-name="Default_20_Paragraph_20_Font"><text:span text:style-name="T1">You want me to... </text:span></text:span></text:p>
      <text:p text:style-name="P1"><text:span text:style-name="Default_20_Paragraph_20_Font"><text:span text:style-name="T1">(motions toward the door)</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Don't... go anywhere.</text:span></text:span><text:span text:style-name="Default_20_Paragraph_20_Font"> </text:span></text:p>
      <text:p text:style-name="P1"><text:span text:style-name="Default_20_Paragraph_20_Font">  </text:span></text:p>
      <text:p text:style-name="P1"><text:span text:style-name="Default_20_Paragraph_20_Font"><text:span text:style-name="T1">CHRISTIAN</text:span></text:span><text:span text:style-name="Default_20_Paragraph_20_Font"> </text:span></text:p>
      <text:p text:style-name="P1"><text:span text:style-name="Default_20_Paragraph_20_Font"><text:span text:style-name="T1">(amused)</text:span></text:span><text:span text:style-name="Default_20_Paragraph_20_Font"> </text:span></text:p>
      <text:p text:style-name="P1"><text:span text:style-name="Default_20_Paragraph_20_Font"><text:span text:style-name="T1">Okay, I'll watch.</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to CHRISTIAN)</text:span></text:span><text:span text:style-name="Default_20_Paragraph_20_Font"> </text:span></text:p>
      <text:p text:style-name="P1"><text:span text:style-name="Default_20_Paragraph_20_Font"><text:span text:style-name="T1">Fuck you.</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to SEBASTIAN)</text:span></text:span><text:span text:style-name="Default_20_Paragraph_20_Font"> </text:span></text:p>
      <text:p text:style-name="P1"><text:span text:style-name="Default_20_Paragraph_20_Font"><text:span text:style-name="T1">No, fuck me!</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Anne, please. You're drunk.</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Drunk and ready!</text:span></text:span><text:span text:style-name="Default_20_Paragraph_20_Font"> </text:span></text:p>
      <text:p text:style-name="P1"><text:span text:style-name="Default_20_Paragraph_20_Font">  </text:span></text:p>
      <text:p text:style-name="P1"><text:span text:style-name="Default_20_Paragraph_20_Font"><text:span text:style-name="T1">SEBASTIAN</text:span></text:span><text:span text:style-name="Default_20_Paragraph_20_Font"> </text:span></text:p>
      <text:p text:style-name="P1"><text:span text:style-name="Default_20_Paragraph_20_Font"><text:span text:style-name="T1">For God's sakes!</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1">Oh, so </text:span></text:span><text:span text:style-name="Default_20_Paragraph_20_Font"><text:span text:style-name="T3">now</text:span></text:span><text:span text:style-name="Default_20_Paragraph_20_Font"><text:span text:style-name="T4"> you're religilou... regilou...</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me on guys, let's not bring Him into this.</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etting up violently)</text:span></text:span><text:span text:style-name="Default_20_Paragraph_20_Font"> </text:span></text:p>
      <text:p text:style-name="P1"><text:span text:style-name="Default_20_Paragraph_20_Font"><text:span text:style-name="T4">Fuck thi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misinterpreting)</text:span></text:span><text:span text:style-name="Default_20_Paragraph_20_Font"> </text:span></text:p>
      <text:p text:style-name="P1"><text:span text:style-name="Default_20_Paragraph_20_Font"><text:span text:style-name="T4">Okay!</text:span></text:span><text:span text:style-name="Default_20_Paragraph_20_Font"> </text:span></text:p>
      <text:p text:style-name="P1"><text:span text:style-name="Default_20_Paragraph_20_Font">  </text:span></text:p>
      <text:p text:style-name="P1"><text:span text:style-name="Default_20_Paragraph_20_Font"><text:span text:style-name="T4">(SEBASTIAN shoves ANNE out of his way and leaves through the door. CHRISTIAN slides back in his chair, looking either exasperated or satisfied. It is hard to tell. ANNE has an almost comical look of confusion on her as the door is slammed shu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TABLEAU)</text:span></text:span><text:span text:style-name="Default_20_Paragraph_20_Font"> </text:span></text:p>
      <text:p text:style-name="P1"><text:span text:style-name="Default_20_Paragraph_20_Font">  </text:span></text:p>
      <text:p text:style-name="P1"><text:span text:style-name="Default_20_Paragraph_20_Font"><text:span text:style-name="T4">(CURTAINS)</text:span></text:span><text:span text:style-name="Default_20_Paragraph_20_Font"> </text:span></text:p>
      <text:p text:style-name="P1"><text:span text:style-name="Default_20_Paragraph_20_Font">  </text:span></text:p>
      <text:p text:style-name="P1"><text:span text:style-name="Default_20_Paragraph_20_Font">  </text:span></text:p>
      <text:p text:style-name="P1"><text:span text:style-name="Default_20_Paragraph_20_Font"><text:span text:style-name="T4">ACT III</text:span></text:span><text:span text:style-name="Default_20_Paragraph_20_Font"> </text:span></text:p>
      <text:p text:style-name="P1"><text:span text:style-name="Default_20_Paragraph_20_Font">  </text:span></text:p>
      <text:p text:style-name="P1"><text:span text:style-name="Default_20_Paragraph_20_Font"><text:span text:style-name="T4">(As before, with CHRISTIAN sitting at the table, ANNE standing by the door. ANNE is holding an empty bottle of champagne. After a moment of stillness, things come back to lif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confused, hurt)</text:span></text:span><text:span text:style-name="Default_20_Paragraph_20_Font"> </text:span></text:p>
      <text:p text:style-name="P1"><text:span text:style-name="Default_20_Paragraph_20_Font"><text:span text:style-name="T4">What'd he do that for?</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e needed time to think.</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nd I was in the way of his thought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pparentl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 always happens.</text:span></text:span><text:span text:style-name="Default_20_Paragraph_20_Font"> </text:span></text:p>
      <text:p text:style-name="P1"><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it dow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may or may not be a little very drunk.</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need help sitting dow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plopping into a chair, almost toppling over.)</text:span></text:span><text:span text:style-name="Default_20_Paragraph_20_Font"> </text:span></text:p>
      <text:p text:style-name="P1"><text:span text:style-name="Default_20_Paragraph_20_Font"><text:span text:style-name="T4">Nope. That always work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Gravity: always on the side of the inebriate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have no idea what you just sai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Why is it so ha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aving any idea what I s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Lo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T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 isn't. Love is very easy. It's people who are har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barely stifling a laugh)</text:span></text:span><text:span text:style-name="Default_20_Paragraph_20_Font"> </text:span></text:p>
      <text:p text:style-name="P1"><text:span text:style-name="Default_20_Paragraph_20_Font"><text:span text:style-name="T4">H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mewhat confused, going on a little more slowly)</text:span></text:span><text:span text:style-name="Default_20_Paragraph_20_Font"> </text:span></text:p>
      <text:p text:style-name="P1"><text:span text:style-name="Default_20_Paragraph_20_Font"><text:span text:style-name="T4">There is nothing purer, simpler than love. It asks no questions. It makes no demands. It just exists to... okay, what's the problem?</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5">(still giggling)</text:span></text:span><text:span text:style-name="Default_20_Paragraph_20_Font"> </text:span></text:p>
      <text:p text:style-name="P1"><text:span text:style-name="Default_20_Paragraph_20_Font"><text:span text:style-name="T4">You said people are ha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did indeed.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s funn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Priapism is a serious condition.</text:span></text:span><text:span text:style-name="Default_20_Paragraph_20_Font"> </text:span></text:p>
      <text:p text:style-name="P1"><text:span text:style-name="Default_20_Paragraph_20_Font">  </text:span></text:p>
      <text:p text:style-name="P1"><text:span text:style-name="Default_20_Paragraph_20_Font"><text:span text:style-name="T4">ANNE </text:span></text:span></text:p>
      <text:p text:style-name="P1"><text:span text:style-name="Default_20_Paragraph_20_Font"><text:span text:style-name="T4">(ignoring him)</text:span></text:span><text:span text:style-name="Default_20_Paragraph_20_Font"> </text:span></text:p>
      <text:p text:style-name="P1"><text:span text:style-name="Default_20_Paragraph_20_Font"><text:span text:style-name="T4">But also sad. </text:span></text:span></text:p>
      <text:p text:style-name="P1"><text:span text:style-name="Default_20_Paragraph_20_Font"><text:span text:style-name="T4">(starts making very strained face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re you ok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trying to cr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need help with tha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iving up after a moment)</text:span></text:span><text:span text:style-name="Default_20_Paragraph_20_Font"> </text:span></text:p>
      <text:p text:style-name="P1"><text:span text:style-name="Default_20_Paragraph_20_Font"><text:span text:style-name="T4">I guess. Why is everything so fucke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 answer is still people. We are solitary animals. We're not made for life together.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But it hurts so much when I'm away from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Don't worry, it hurts him even m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opefully)</text:span></text:span><text:span text:style-name="Default_20_Paragraph_20_Font"> </text:span></text:p>
      <text:p text:style-name="P1"><text:span text:style-name="Default_20_Paragraph_20_Font"><text:span text:style-name="T4">You think s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m certain. You see, he loves you just as much as you love him, and what's more, he's very stupid in his heart. He doesn't know why he hurts so much, and that only makes it wor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n't say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m I wro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But don't say that. You make it sound like he's a  special needs kid. Like it's my fault for not taking better care of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it isn'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t's nobody's faul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By which you mean it's his faul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Maybe a littl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Look, the way I see it, you had a few slip-ups in the first days of a new relationship, and then you got it under control. But instead of forgiving you, he has the nerve to dig out your little... transgressions almost a year later to justify his own infidelities.</text:span></text:span><text:span text:style-name="Default_20_Paragraph_20_Font"> </text:span></text:p>
      <text:p text:style-name="P1"><text:span text:style-name="Default_20_Paragraph_20_Font">  </text:span></text:p>
      <text:p text:style-name="P1"><text:soft-page-break/><text:span text:style-name="Default_20_Paragraph_20_Font"><text:span text:style-name="T4">ANNE</text:span></text:span><text:span text:style-name="Default_20_Paragraph_20_Font"> </text:span></text:p>
      <text:p text:style-name="P1"><text:span text:style-name="Default_20_Paragraph_20_Font"><text:span text:style-name="T4">Well... if you put it like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know, if he walked in here this minute and found the two of us at it, I bet he would secretly be quite happy, because that would mean </text:span></text:span><text:span text:style-name="Default_20_Paragraph_20_Font"><text:span text:style-name="T3">he </text:span></text:span><text:span text:style-name="Default_20_Paragraph_20_Font"><text:span text:style-name="T4">would</text:span></text:span><text:span text:style-name="Default_20_Paragraph_20_Font"><text:span text:style-name="T4"> get to sleep around again as w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oo soon? Okay. Look. Love should be simple. Love shouldn't be a chore. It shouldn't be a job you come home to after work.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gu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I mean, he just shoved you out of his way after you, well, basically told him that you really loved him. And you do! And he loves you, there's no doubt! It's just that...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know, he did just shove me. But a... a part of me, like a small voice in me I guess, part of me is </text:span></text:span><text:span text:style-name="Default_20_Paragraph_20_Font"><text:span text:style-name="T3">happy</text:span></text:span><text:span text:style-name="Default_20_Paragraph_20_Font"><text:span text:style-name="T4">. That he touched me, you know. Instead of just leaving.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nfused for a second, shaking it off, continuing in a warmer, less confrontational tone of voice.)</text:span></text:span><text:span text:style-name="Default_20_Paragraph_20_Font"> </text:span></text:p>
      <text:p text:style-name="P1"><text:span text:style-name="Default_20_Paragraph_20_Font"><text:span text:style-name="T4">Well, he could have just lef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right? And he didn't! He touched me. So maybe, you know, it's not so b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e did touch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lso, they're eating the cake! </text:span></text:span></text:p>
      <text:p text:style-name="P1"><text:span text:style-name="Default_20_Paragraph_20_Font"><text:span text:style-name="T4">(beat)</text:span></text:span><text:span text:style-name="Default_20_Paragraph_20_Font"> </text:span></text:p>
      <text:p text:style-name="P1"><text:span text:style-name="Default_20_Paragraph_20_Font"><text:span text:style-name="T4">Our marriage is save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5">(tenderly)</text:span></text:span><text:span text:style-name="Default_20_Paragraph_20_Font"> </text:span></text:p>
      <text:p text:style-name="P1"><text:span text:style-name="Default_20_Paragraph_20_Font"><text:span text:style-name="T4">Anne, what happene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 guess someone must have helped themselves to a slice, and then everyone figured it's okay to eat, and now they're all eating it! </text:span></text:span></text:p>
      <text:p text:style-name="P1"><text:soft-page-break/><text:span text:style-name="Default_20_Paragraph_20_Font"><text:span text:style-name="T4">(doing a drunken Borat)</text:span></text:span><text:span text:style-name="Default_20_Paragraph_20_Font"> </text:span></text:p>
      <text:p text:style-name="P1"><text:span text:style-name="Default_20_Paragraph_20_Font"><text:span text:style-name="T4">Great succ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mean, with you. With Sebastian. How did you ge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don't know. I was so happy. I've always been so happy, but with him... I was even happier. He was happy too, you know, don't let him... you know. But then, then, we weren't happ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yes. I've heard this story bef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ha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 million times. Look, I'm trying to help. I don't know what I'm doing, but I think you have to talk. To someone, you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always talk too much. That is always the problem. I talk too much. I love too much. You know, like with Phillip. </text:span></text:span></text:p>
      <text:p text:style-name="P1"><text:span text:style-name="Default_20_Paragraph_20_Font">  </text:span></text:p>
      <text:p text:style-name="P1"><text:span text:style-name="Default_20_Paragraph_20_Font"><text:span text:style-name="T4">(The doorbell rings. The lights change to YELLOW. ANNE gets up to answer the door. She positively dances toward the door, skipping, twirling: she is in high spirits. As she opens the door to reveal SEBASTIAN, dressed in casual street clothing, wearing a beret, she deflat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flat)</text:span></text:span><text:span text:style-name="Default_20_Paragraph_20_Font"> </text:span></text:p>
      <text:p text:style-name="P1"><text:span text:style-name="Default_20_Paragraph_20_Font"><text:span text:style-name="T4">It's you. What do you wan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speaking as Phillip, with somewhat of an annoying whine in his voice)</text:span></text:span><text:span text:style-name="Default_20_Paragraph_20_Font"> </text:span></text:p>
      <text:p text:style-name="P1"><text:span text:style-name="Default_20_Paragraph_20_Font"><text:span text:style-name="T4">I've come for something I lef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r stuff is in the box over there. And in the trash. Mostly in the tras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ve come for my heart, which I believe I left he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Like I said, check the tras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ait wait wait.</text:span></text:span><text:span text:style-name="Default_20_Paragraph_20_Font"> </text:span></text:p>
      <text:p text:style-name="P1"><text:span text:style-name="Default_20_Paragraph_20_Font">  </text:span></text:p>
      <text:p text:style-name="P1"><text:soft-page-break/><text:span text:style-name="Default_20_Paragraph_20_Font"><text:span text:style-name="T4">(Lights change back to normal, SEBASTIAN freezes in plac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o is that? What's going 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Right. Philip. I broke up with him the day before I met Sebastian. And then a few days later I fucked hi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at? Why!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trying to explain!</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Sorry. Do go on.</text:span></text:span><text:span text:style-name="Default_20_Paragraph_20_Font"> </text:span></text:p>
      <text:p text:style-name="P1"><text:span text:style-name="Default_20_Paragraph_20_Font">  </text:span></text:p>
      <text:p text:style-name="P1"><text:span text:style-name="Default_20_Paragraph_20_Font"><text:span text:style-name="T4">(Lights change back to YELLOW. SEBASTIAN unfreez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repeating flatly, as if prompting a partner when rehearsing lines)</text:span></text:span><text:span text:style-name="Default_20_Paragraph_20_Font"> </text:span></text:p>
      <text:p text:style-name="P1"><text:span text:style-name="Default_20_Paragraph_20_Font"><text:span text:style-name="T4">Like I said, check the tras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after a moment's hesitation)</text:span></text:span><text:span text:style-name="Default_20_Paragraph_20_Font"> </text:span></text:p>
      <text:p text:style-name="P1"><text:span text:style-name="Default_20_Paragraph_20_Font"><text:span text:style-name="T4">I have! All I could find was your future happines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ou didn't look closely enough. You'll find your heart under my bondage, my depression, and my sexual unfulfillment. </text:span></text:span></text:p>
      <text:p text:style-name="P1"><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Listen, I've come to apologize. I know it's too late to...</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nbreak my hear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fter a long pause)</text:span></text:span><text:span text:style-name="Default_20_Paragraph_20_Font"> </text:span></text:p>
      <text:p text:style-name="P1"><text:span text:style-name="Default_20_Paragraph_20_Font"><text:span text:style-name="T4">... bu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ou wouldn't like my 'bu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etting a little more playful)</text:span></text:span><text:span text:style-name="Default_20_Paragraph_20_Font"> </text:span></text:p>
      <text:p text:style-name="P1"><text:span text:style-name="Default_20_Paragraph_20_Font"><text:span text:style-name="T4">Has it changed that much?</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ve been thinking about memor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 you remember how bad yours used to be?</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but that's the point. I've been thinking about the things we remember and the things we forget, and I figured... well we tend to forget the things that were normal, every-day things when they happened, even though now they may not seem normal to us anymore. I mean... we remember only what was extraordinary, righ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ere are you going with this?</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 can't remember the last time we had sex.</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t must not have been extraordinary then, must i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m seriou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 seriously? You want to stand here at my doorstep and have me tell you all about the last time we...</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no no, not at all.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ood, because I hurt my slapping hand earlier tod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I was wondering if we could have sex, like, 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hear me out. The last time we had sex, I mean, whenever that was, back then it was normal for us to have sex.</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If by "back then" you mean the time before you posted naked pictures of my sister on the Internet, then yes, back then it was normal for us to have sex.</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I thought she might like the idea!</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f you posting pictures of her under the shower on your fucking blog?</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timidly)</text:span></text:span><text:span text:style-name="Default_20_Paragraph_20_Font"> </text:span></text:p>
      <text:p text:style-name="P1"><text:span text:style-name="Default_20_Paragraph_20_Font"><text:span text:style-name="T4">Some girls like that kind of attenti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ow... just... wow. And now you come here and...</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Just consider the idea! I mean, it wouldn't have to mean anything! But we would both remember, right? And it's a story, right? You said you like having stories to t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have someone new.</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reat! I'm happy to see you happ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is amazing in... in every w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No wa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Already? It's been two day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lready w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You've already slept with him!</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You don't understand. This may be the man I marry some day.</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Oh. Oooh. I see. You've already </text:span></text:span><text:span text:style-name="Default_20_Paragraph_20_Font"><text:span text:style-name="T3">cheated </text:span></text:span><text:span text:style-name="Default_20_Paragraph_20_Font"><text:span text:style-name="T4">on him.</text:span></text:span><text:span text:style-name="Default_20_Paragraph_20_Font"> </text:span></text:p>
      <text:p text:style-name="P1"><text:span text:style-name="Default_20_Paragraph_20_Font">  </text:span></text:p>
      <text:p text:style-name="P1"><text:soft-page-break/><text:span text:style-name="Default_20_Paragraph_20_Font"><text:span text:style-name="T4">ANNE</text:span></text:span><text:span text:style-name="Default_20_Paragraph_20_Font"> </text:span></text:p>
      <text:p text:style-name="P1"><text:span text:style-name="Default_20_Paragraph_20_Font"><text:span text:style-name="T4">Why would you say tha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Because you only talk about marriage when you feel guilt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efensively)</text:span></text:span><text:span text:style-name="Default_20_Paragraph_20_Font"> </text:span></text:p>
      <text:p text:style-name="P1"><text:span text:style-name="Default_20_Paragraph_20_Font"><text:span text:style-name="T4">So maybe I have. What does it matter to you?</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Great! You've done it once, you can do it agai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I love him! And I... I don't want it to become a habit.</text:span></text:span><text:span text:style-name="Default_20_Paragraph_20_Font"> </text:span></text:p>
      <text:p text:style-name="P1"><text:span text:style-name="Default_20_Paragraph_20_Font">  </text:span></text:p>
      <text:p text:style-name="P1"><text:span text:style-name="Default_20_Paragraph_20_Font"><text:span text:style-name="T4">SEBASTIAN</text:span></text:span><text:span text:style-name="Default_20_Paragraph_20_Font"> </text:span></text:p>
      <text:p text:style-name="P1"><text:span text:style-name="Default_20_Paragraph_20_Font"><text:span text:style-name="T4">Oh, don't worry about that. It's only a habit when you do it three times or more. Like with serial killers, you know?</text:span></text:span><text:span text:style-name="Default_20_Paragraph_20_Font"> </text:span></text:p>
      <text:p text:style-name="P1"><text:span text:style-name="Default_20_Paragraph_20_Font">  </text:span></text:p>
      <text:p text:style-name="P1"><text:span text:style-name="Default_20_Paragraph_20_Font"><text:span text:style-name="T4">(SEBASTIAN steps forward, grabs hold of ANNE's as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alright then.</text:span></text:span><text:span text:style-name="Default_20_Paragraph_20_Font"> </text:span></text:p>
      <text:p text:style-name="P1"><text:span text:style-name="Default_20_Paragraph_20_Font">  </text:span></text:p>
      <text:p text:style-name="P1"><text:span text:style-name="Default_20_Paragraph_20_Font"><text:span text:style-name="T4">(Lights change back to normal. Exit SEBASTIAN.)</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h, alright the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was really horny! That's the... the thing I was trying to explain earlier. I love too much! You know that feeling when you're freshly in lov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en all the birds sing for you, every song on the radio is played exclusively for you, everyone smiles at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omewhat taken aback)</text:span></text:span><text:span text:style-name="Default_20_Paragraph_20_Font"> </text:span></text:p>
      <text:p text:style-name="P1"><text:span text:style-name="Default_20_Paragraph_20_Font"><text:span text:style-name="T4">Yes... exactly. That. You know that feelin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invented i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 well, it does all that to me, and then it makes me horny as all fuck. I cannot... help myself. And he was right, you know. It's a story.</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how did Sebastian find out about it?</text:span></text:span><text:span text:style-name="Default_20_Paragraph_20_Font"> </text:span></text:p>
      <text:p text:style-name="P1"><text:soft-page-break/><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Philip wrote about it on his blo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 invented those too, you know?</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evermin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Do you think we'll be alrigh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Uh...</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mean, it's normal for couples to be a little anxious when they get married, righ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ah, sure. I guess. I mean I...</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just want him to love me. It should be simpl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ne, listen. I love you. As a friend, of course. I love you, and I love Sebastian. We're a threesome of platonic love. But... no, not but. Because I love you, I must tell you thi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are pretty stupid. Like, proper stupid in the head, not like Sebastia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hat th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quickly)</text:span></text:span><text:span text:style-name="Default_20_Paragraph_20_Font"> </text:span></text:p>
      <text:p text:style-name="P1"><text:span text:style-name="Default_20_Paragraph_20_Font"><text:span text:style-name="T4">And that's okay! Not everyone needs to be smart in the same way! You have... insight into the heart, and that's a rare th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yeah, I have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oft-page-break/><text:span text:style-name="Default_20_Paragraph_20_Font"><text:span text:style-name="T4">And Sebastian, well, he's a romantic retard. We've established that. But he's brain-smart, you know. He can plan. He can work stuff ou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He does tha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that's what's fucking you up.</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ait, what? Which one of us? His brain? My hear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s a little bit of both. You see, this is a relationship. You are both equally to blame. Everything arises from the combination of two people, so problems can only be fixed if both people change. You'll have to work it ou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guess that makes sens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re is a difference between the two of you, and that difference will always cause you hurt. Like earlier today, when he tried to make you sound stupid because you didn't know what cathartic mean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actually didn'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Or whatever it was. And it's the same the other way around. When his behaviour causes you heart-ache, there is no explaining the issue to him. I mean, you can try, but he will tell you that you're not making any sense, and that the whole thing's... illogica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e likes that wor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ah. And of course it doesn't make sense. It's in the heart. The heart is above and beyond sen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the problem stems from the fact that you are much wiser than him, and that he is much smarter than you.</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a little sadly)</text:span></text:span><text:span text:style-name="Default_20_Paragraph_20_Font"> </text:span></text:p>
      <text:p text:style-name="P1"><text:span text:style-name="Default_20_Paragraph_20_Font"><text:span text:style-name="T4">Yea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Unfortunately for you, there is no smart pill, and unfortunately for him, there is no heart pill.</text:span></text:span><text:span text:style-name="Default_20_Paragraph_20_Font"> </text:span></text:p>
      <text:p text:style-name="P1"><text:span text:style-name="Default_20_Paragraph_20_Font"><text:span text:style-name="T4">(pauses, looks a little confused, shrugs the rhyme off and continues)</text:span></text:span><text:span text:style-name="Default_20_Paragraph_20_Font"> </text:span></text:p>
      <text:p text:style-name="P1"><text:span text:style-name="Default_20_Paragraph_20_Font"><text:span text:style-name="T4">Well, I mean, I guess there is, but not in any way that would help him. We can treat arrhythmia, but not aromantica. </text:span></text:span><text:span text:style-name="Default_20_Paragraph_20_Font"> </text:span></text:p>
      <text:p text:style-name="P1"><text:span text:style-name="Default_20_Paragraph_20_Font">  </text:span></text:p>
      <text:p text:style-name="P1"><text:span text:style-name="Default_20_Paragraph_20_Font"><text:span text:style-name="T1">ANNE</text:span></text:span><text:span text:style-name="Default_20_Paragraph_20_Font"> </text:span></text:p>
      <text:p text:style-name="P1"><text:span text:style-name="Default_20_Paragraph_20_Font"><text:span text:style-name="T4">So what can we d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ell, there is always the other direction.</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are meant to be together. Even he understands this. You must be together, it would seem, no matter what either of you does. So there is no question of breaking this off. That wouldn't solve anyth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he's liking this a lot)</text:span></text:span><text:span text:style-name="Default_20_Paragraph_20_Font"> </text:span></text:p>
      <text:p text:style-name="P1"><text:span text:style-name="Default_20_Paragraph_20_Font"><text:span text:style-name="T4">Yes. Yes, of cours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we need to change you. And since we can't make you smarter or him wiser, we need to go the other way. We need to dumb him down, and we need to cripple your heart-sen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o, listen, hear me out. Because, you know, earlier when you were telling me about the, uhm, the two slip-ups in the beginning of your relationship, I noticed a pattern! The very first night, in the tent, you slept with Sebastian, righ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I don't really remember, but yeah, yeah I guess I di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What was the problem there? Your heart didn't cheat, and if you pardon my French, neither did your vagina. Who was the culprit? Where was the che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oft-page-break/><text:span text:style-name="Default_20_Paragraph_20_Font"><text:span text:style-name="T4">(Puzzling it out very slowly)</text:span></text:span><text:span text:style-name="Default_20_Paragraph_20_Font"> </text:span></text:p>
      <text:p text:style-name="P1"><text:span text:style-name="Default_20_Paragraph_20_Font"><text:span text:style-name="T4">In... my... head! In my he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Precisel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 just imagined... or assumed I guess... that there was someone els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Exactly! Now, the second time around, things were a little different. This was your ex, and you were freshly broken up with him. However, you'd already fallen helplessly in love with Sebastian, so from the perspective of your heart, what you did was a little bit wro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 I know. But, but, also, it was my heart that made me do it! You know! That feeling! I told you!</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ure, sure! Don't worry, Anne, I'm not here to judge. That's not who I am. I'm the other guy. </text:span></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Huh?</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he lawyer!</text:span></text:span><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text:span></text:span><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ll I'm saying is, your heart already behaved a little more stupidly then. And let's not forget that your ex convinced you to go spelunking through amazing feats of reasoning.</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Go what now?</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your brain, which is very stupid, made your heart do something stupi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f you put it like that, that makes me kind of sad.</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No! No, no, no! This is </text:span></text:span><text:span text:style-name="Default_20_Paragraph_20_Font"><text:span text:style-name="T3">good</text:span></text:span><text:span text:style-name="Default_20_Paragraph_20_Font"><text:span text:style-name="T4">!</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t is?</text:span></text:span><text:span text:style-name="Default_20_Paragraph_20_Font"> </text:span></text:p>
      <text:p text:style-name="P1"><text:span text:style-name="Default_20_Paragraph_20_Font">  </text:span></text:p>
      <text:p text:style-name="P1"><text:soft-page-break/><text:span text:style-name="Default_20_Paragraph_20_Font"><text:span text:style-name="T4">CHRISTIAN</text:span></text:span><text:span text:style-name="Default_20_Paragraph_20_Font"> </text:span></text:p>
      <text:p text:style-name="P1"><text:span text:style-name="Default_20_Paragraph_20_Font"><text:span text:style-name="T4">Absolutely! Remember, your heart being a smart-ass is what got us into this troubl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ah! It is. I guess.</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So. Your heart was already getting dumber. That's great. And here's where I think this pattern went: Sebastian told me your third, uh, escapade was with a complete stranger?</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ell?</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he was very strange.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And you'd never seen him befor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yeah. I mean, no. I mean, I hadn'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Where'd you meet him? On the Interne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f you don't want to...</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No, it's just... yeah, I guess I don't want to...</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It's just that, you see, I was working on a theory, and this would really help me, uhm, diagnos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Well, we met in a traffic jam and had sex in his car.</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ou w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See, it was... strang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oft-page-break/><text:span text:style-name="Default_20_Paragraph_20_Font"><text:span text:style-name="T4">I'm sure this only sounds half as bad if you tell me the whole story.</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I'm not so sure.</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Try me.</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Come on, you'll feel better.</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Oh, alright then. I had this huge fight with Sebastian after I'd come clean about the... the thing with Phillip.</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s. Always be honest. I like that.</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Uhm... err... yeah. No. I lied.</text:span></text:span><text:span text:style-name="Default_20_Paragraph_20_Font"> </text:span></text:p>
      <text:p text:style-name="P1"><text:span text:style-name="Default_20_Paragraph_20_Font"><text:span text:style-name="T5">(sighs, defeated)</text:span></text:span><text:span text:style-name="Default_20_Paragraph_20_Font"> </text:span></text:p>
      <text:p text:style-name="P1"><text:span text:style-name="Default_20_Paragraph_20_Font"><text:span text:style-name="T4">Phillip wrote about it on his blog. That's how Sebastian found out.</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appy, almost a little proud)</text:span></text:span><text:span text:style-name="Default_20_Paragraph_20_Font"> </text:span></text:p>
      <text:p text:style-name="P1"><text:span text:style-name="Default_20_Paragraph_20_Font"><text:span text:style-name="T4">Aaaah, yes, of course, of course, brilliant. Much better. </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nyhoo, I had to... you know, get out of that place, get out of Sebastian's hair, give him room to breathe. That kind of thing.</text:span></text:span><text:span text:style-name="Default_20_Paragraph_20_Font"> </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Yes. Breathing </text:span></text:span><text:span text:style-name="Default_20_Paragraph_20_Font"><text:span text:style-name="T3">is</text:span></text:span><text:span text:style-name="Default_20_Paragraph_20_Font"><text:span text:style-name="T4"> good.</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Yes. I had this... this group of friends. We used to, you know, just travel from place to place, wandering, drifting. Just, you know, discovering ourselves. </text:span></text:span></text:p>
      <text:p text:style-name="P1"><text:span text:style-name="Default_20_Paragraph_20_Font">  </text:span></text:p>
      <text:p text:style-name="P1"><text:span text:style-name="Default_20_Paragraph_20_Font"><text:span text:style-name="T4">CHRISTIAN</text:span></text:span><text:span text:style-name="Default_20_Paragraph_20_Font"> </text:span></text:p>
      <text:p text:style-name="P1"><text:span text:style-name="Default_20_Paragraph_20_Font"><text:span text:style-name="T4">Hippies.</text:span></text:span><text:span text:style-name="Default_20_Paragraph_20_Font"> </text:span></text:p>
      <text:p text:style-name="P1"><text:span text:style-name="Default_20_Paragraph_20_Font">  </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That was one name. You could have called us that.</text:span></text:span><text:span text:style-name="Default_20_Paragraph_20_Font"> </text:span></text:p>
      <text:p text:style-name="P1"><text:span text:style-name="Default_20_Paragraph_20_Font"><text:span text:style-name="T4">(beat)</text:span></text:span><text:span text:style-name="Default_20_Paragraph_20_Font"> </text:span></text:p>
      <text:p text:style-name="P1"><text:span text:style-name="Default_20_Paragraph_20_Font"><text:span text:style-name="T4">This time we took the car.</text:span></text:span><text:span text:style-name="Default_20_Paragraph_20_Font"> </text:span></text:p>
      <text:p text:style-name="P1"><text:span text:style-name="Default_20_Paragraph_20_Font"><text:span text:style-name="T4"/></text:span></text:p>
      <text:p text:style-name="P1"><text:soft-page-break/><text:span text:style-name="Default_20_Paragraph_20_Font"><text:span text:style-name="T4">(As if on cue, both ANNE and CHRISTIAN get up and move their chairs to one side of the table, facing away from it, standing in for the driver seat and the passenger seat of a car. ANNE sits down in the passenger seat while CHRISTIAN hangs back and observes.)</text:span></text:span><text:span text:style-name="Default_20_Paragraph_20_Font"> </text:span></text:p>
      <text:p text:style-name="P1"><text:span text:style-name="Default_20_Paragraph_20_Font"><text:span text:style-name="T4"/></text:span></text:p>
      <text:p text:style-name="P1"><text:span text:style-name="Default_20_Paragraph_20_Font"><text:span text:style-name="T4">ANNE</text:span></text:span><text:span text:style-name="Default_20_Paragraph_20_Font"> </text:span></text:p>
      <text:p text:style-name="P1"><text:span text:style-name="Default_20_Paragraph_20_Font"><text:span text:style-name="T4">As it turns out, the roadtrip from hell is paved with good friends.</text:span></text:span><text:span text:style-name="Default_20_Paragraph_20_Font"> </text:span></text:p>
      <text:p text:style-name="P1"><text:span text:style-name="Default_20_Paragraph_20_Font"><text:span text:style-name="T5">(beat)</text:span></text:span><text:span text:style-name="Default_20_Paragraph_20_Font"> </text:span></text:p>
      <text:p text:style-name="P1"><text:span text:style-name="Default_20_Paragraph_20_Font"><text:span text:style-name="T5">And a broken stereo. And running out of traveling songs.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YELL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a different, much more agitated voice)</text:span></text:span><text:span text:style-name="Default_20_Paragraph_20_Font"> </text:span></text:p>
      <text:p text:style-name="P1"><text:span text:style-name="Default_20_Paragraph_20_Font"><text:span text:style-name="T5">And this fucking traffic jam.</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text:span></text:span><text:span text:style-name="Default_20_Paragraph_20_Font"> </text:span></text:p>
      <text:p text:style-name="P1"><text:span text:style-name="Default_20_Paragraph_20_Font"><text:span text:style-name="T5">Good, that's good, Anne, you're sharing! What else makes you angr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ou guys and your fucking drama. Seriousl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 </text:span></text:span></text:p>
      <text:p text:style-name="P1"><text:span text:style-name="Default_20_Paragraph_20_Font"><text:span text:style-name="T5">(very calmly)</text:span></text:span><text:span text:style-name="Default_20_Paragraph_20_Font"> </text:span></text:p>
      <text:p text:style-name="P1"><text:span text:style-name="Default_20_Paragraph_20_Font"><text:span text:style-name="T5">Anne, there is no drama. We were just discussing why Lydia felt it was necessary to spend that entire night with Justin. I mean, I know I'm not as athletic as him, but I may have other qualities, and the rules of engagement that night were everything goe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FEMALE VOICE (O.S.)</text:span></text:span><text:span text:style-name="Default_20_Paragraph_20_Font"> </text:span></text:p>
      <text:p text:style-name="P1"><text:span text:style-name="Default_20_Paragraph_20_Font"><text:span text:style-name="T5">Which doesn't mean everything </text:span></text:span><text:span text:style-name="Default_20_Paragraph_20_Font"><text:span text:style-name="T6">has</text:span></text:span><text:span text:style-name="Default_20_Paragraph_20_Font"><text:span text:style-name="T5"> to go, in every possible combination, and whenever Mister Erics feels it has t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ith her narrating, now-time voice)</text:span></text:span><text:span text:style-name="Default_20_Paragraph_20_Font"> </text:span></text:p>
      <text:p text:style-name="P1"><text:span text:style-name="Default_20_Paragraph_20_Font"><text:span text:style-name="T5">You see, this is the problem with free lov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Compound interest?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 (getting less calm)</text:span></text:span><text:span text:style-name="Default_20_Paragraph_20_Font"> </text:span></text:p>
      <text:p text:style-name="P1"><text:span text:style-name="Default_20_Paragraph_20_Font"><text:span text:style-name="T5">And isn't it interesting that your... trysts with Mister Reed always started when I was looking your way?</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till in narrating voice)</text:span></text:span><text:span text:style-name="Default_20_Paragraph_20_Font"> </text:span></text:p>
      <text:p text:style-name="P1"><text:span text:style-name="Default_20_Paragraph_20_Font"><text:span text:style-name="T5">I had t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FEMALE VOICE (O.S.)</text:span></text:span><text:span text:style-name="Default_20_Paragraph_20_Font"> </text:span></text:p>
      <text:p text:style-name="P1"><text:soft-page-break/><text:span text:style-name="Default_20_Paragraph_20_Font"><text:span text:style-name="T5">(interrupting her)</text:span></text:span><text:span text:style-name="Default_20_Paragraph_20_Font"> </text:span></text:p>
      <text:p text:style-name="P1"><text:span text:style-name="Default_20_Paragraph_20_Font"><text:span text:style-name="T5">You know... it was one room, David! How could we not have been in your line of sigh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had to get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proceeds to get ou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ALE VOICE (O.S.)</text:span></text:span><text:span text:style-name="Default_20_Paragraph_20_Font"> </text:span></text:p>
      <text:p text:style-name="P1"><text:span text:style-name="Default_20_Paragraph_20_Font"><text:span text:style-name="T5">Oh, and that explains the feather boa you </text:span></text:span><text:span text:style-name="Default_20_Paragraph_20_Font"><text:span text:style-name="T7">put</text:span></text:span><text:span text:style-name="Default_20_Paragraph_20_Font"><text:span text:style-name="T5">--</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He is cut off in mid-sentence as ANNE slams the imaginary door. From off-stage: sound of a door being slamm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p>
      <text:p text:style-name="P1"><text:span text:style-name="Default_20_Paragraph_20_Font"><text:span text:style-name="T5">(Looking into the far distance left and right.)</text:span></text:span><text:span text:style-name="Default_20_Paragraph_20_Font"> </text:span></text:p>
      <text:p text:style-name="P1"><text:span text:style-name="Default_20_Paragraph_20_Font"><text:span text:style-name="T5">And lo! ours was but one car in a sea of cars, unmoving, unhappy. As far as the eye could see, no progress, no purpose, just cars. So I walk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 walk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Enter MICHAEL. He is wearing relatively normal clothing now. He sits down in the driver se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And you know, it makes you think, walking around a traffic jam. All these people stuck in tiny, miserable places, with other people they may not necessarily want to be stuck with, or not, at any rate, for such prolonged periods of time. And no way out, at least no way that wouldn't be highly impolite and hurt people. So you just carry on and hope it ends, or that you'll get used to your companion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WHIT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Oh, so it was like your relationship, is that what you're saying?</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said... it makes you think... and you're stuck...</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talking about 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Oh.</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ANNE</text:span></text:span><text:span text:style-name="Default_20_Paragraph_20_Font"> </text:span></text:p>
      <text:p text:style-name="P1"><text:span text:style-name="Default_20_Paragraph_20_Font"><text:span text:style-name="T5">With people in them. What's that got to do with my relationshi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Go o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top!</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to Michael)</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Lights turn YELL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top! This is a no pass zone!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ou shall not pas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But... I'm not a ca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riumphantly)</text:span></text:span><text:span text:style-name="Default_20_Paragraph_20_Font"> </text:span></text:p>
      <text:p text:style-name="P1"><text:span text:style-name="Default_20_Paragraph_20_Font"><text:span text:style-name="T5">Ah-HAH! That's good! That's very good! As a matter of fact, that's going to make what happens next much more enjoyable... for both of u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 gets out of the ca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am confused.</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And I am Michael von Braben-Brabach, philosopher.</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They shake hand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Would you like to have sex now?</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 I should go.</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No, you should roll. But you can't. Since you're not a car. Look.</text:span></text:span><text:span text:style-name="Default_20_Paragraph_20_Font"> </text:span></text:p>
      <text:p text:style-name="P1"><text:span text:style-name="Default_20_Paragraph_20_Font"><text:span text:style-name="T5"/></text:span></text:p>
      <text:p text:style-name="P1"><text:soft-page-break/><text:span text:style-name="Default_20_Paragraph_20_Font"><text:span text:style-name="T5">(MICHAEL steps closer to ANNE. ANNE keeps her distance.)</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Look! What do you see? </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cautiously)</text:span></text:span><text:span text:style-name="Default_20_Paragraph_20_Font"> </text:span></text:p>
      <text:p text:style-name="P1"><text:span text:style-name="Default_20_Paragraph_20_Font"><text:span text:style-name="T5">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es! Cars! Mine is but a single car in an ocean of traffic. And you know what is interesting about these cars?</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hey have people in them. Usually. When they move. Unless it's the eighties. But this can't be the eighties, because no one's having any fun.</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Each and every car has at least one very frustrated human in it. They sit and stare and listen to the radio reminding them for how much longer they're going to have to sit and stare and listen to the radio. Reminding them. How much longer. They're going to have to sit. And stare. And...</text:span></text:span><text:span text:style-name="Default_20_Paragraph_20_Font"> </text:span></text:p>
      <text:p text:style-name="P1"><text:span text:style-name="Default_20_Paragraph_20_Font"><text:span text:style-name="T5">(MICHAEL twitches, then hits the back of his head twice to break out of the loop.)</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Ah. Yeah, that's pretty stupid.</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Righ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y don't they put on a CD?</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hat, and: why don't they step outsid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Looking all the way into the distance to the left, then the right, realizing they're the only human beings outside their cars.)</text:span></text:span><text:span text:style-name="Default_20_Paragraph_20_Font"> </text:span></text:p>
      <text:p text:style-name="P1"><text:span text:style-name="Default_20_Paragraph_20_Font"><text:span text:style-name="T5">Huh.</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 will tell you why. They're like Scotty in Star Trek Generations, when the turbolift opens and there is only open spac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oft-page-break/><text:span text:style-name="Default_20_Paragraph_20_Font"><text:span text:style-name="T5">We don't have a category or a pattern that applies to motor ways. They're not people places. They're car places. This tarmac wasn't made for walking. We are not welcome her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t is weird, isn't it...</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ntensely)</text:span></text:span><text:span text:style-name="Default_20_Paragraph_20_Font"> </text:span></text:p>
      <text:p text:style-name="P1"><text:span text:style-name="Default_20_Paragraph_20_Font"><text:span text:style-name="T5">We are the alien now!</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Uhm...</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suddenly focusing on ANNE again, talking more softly)</text:span></text:span><text:span text:style-name="Default_20_Paragraph_20_Font"> </text:span></text:p>
      <text:p text:style-name="P1"><text:span text:style-name="Default_20_Paragraph_20_Font"><text:span text:style-name="T5">Which is cool, because it means that, really, we don't exist right now. Who we are is a very cool and stupid question, and the answer is made of so many parts. There's the what, and the when, and the why, but there's also the where. We are a thing existing at a certain time with a certain purpose, but also in a certain place. If any one of these factors is missing, the whole concept of self becomes wobbly.</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obbly.</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t's a technical term. Without a where, it's hard to have a what. Without a what you can't have a when. Without a when there is no why. And so o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 I see!</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Which brings us back to sex. Guilt is what you feel when you've wronged someone; guilt is the hangover from personal misconduct. Without the concept of a personal self, there cannot be any guilt. There is no guilt here because there is no here.</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side)</text:span></text:span><text:span text:style-name="Default_20_Paragraph_20_Font"> </text:span></text:p>
      <text:p text:style-name="P1"><text:span text:style-name="Default_20_Paragraph_20_Font"><text:span text:style-name="T5">Wow. And I thought he was doing it to further the science.</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o CHRISTIAN)</text:span></text:span><text:span text:style-name="Default_20_Paragraph_20_Font"> </text:span></text:p>
      <text:p text:style-name="P1"><text:span text:style-name="Default_20_Paragraph_20_Font"><text:span text:style-name="T5">This is science, man.</text:span></text:span><text:span text:style-name="Default_20_Paragraph_20_Font"><text:span text:style-name="T5"><text:line-break/></text:span></text:span><text:span text:style-name="Default_20_Paragraph_20_Font"><text:span text:style-name="T5">(Pointing at himself)</text:span></text:span><text:span text:style-name="Default_20_Paragraph_20_Font"><text:span text:style-name="T5"><text:line-break/></text:span></text:span><text:span text:style-name="Default_20_Paragraph_20_Font"><text:span text:style-name="T5">Theory...</text:span></text:span><text:span text:style-name="Default_20_Paragraph_20_Font"><text:span text:style-name="T5"><text:line-break/></text:span></text:span><text:span text:style-name="Default_20_Paragraph_20_Font"><text:span text:style-name="T5">(Pointing at ANNE)</text:span></text:span><text:span text:style-name="Default_20_Paragraph_20_Font"> </text:span></text:p>
      <text:p text:style-name="P1"><text:span text:style-name="Default_20_Paragraph_20_Font"><text:span text:style-name="T5">... experiment. </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Hey! Lights! No talking to m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her normal voice)</text:span></text:span><text:span text:style-name="Default_20_Paragraph_20_Font"> </text:span></text:p>
      <text:p text:style-name="P1"><text:span text:style-name="Default_20_Paragraph_20_Font"><text:span text:style-name="T5">What lights?</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evermind. Go o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n her narrating voice)</text:span></text:span><text:span text:style-name="Default_20_Paragraph_20_Font"> </text:span></text:p>
      <text:p text:style-name="P1"><text:span text:style-name="Default_20_Paragraph_20_Font"><text:span text:style-name="T5">So yeah, he said all that. And it made sense at the time. I guess I wasn't... myself...</text:span></text:span><text:span text:style-name="Default_20_Paragraph_20_Font"> </text:span></text:p>
      <text:p text:style-name="P1"><text:soft-page-break/><text:span text:style-name="Default_20_Paragraph_20_Font"><text:span text:style-name="T5">MICHAEL</text:span></text:span><text:span text:style-name="Default_20_Paragraph_20_Font"> </text:span></text:p>
      <text:p text:style-name="P1"><text:span text:style-name="Default_20_Paragraph_20_Font"><text:span text:style-name="T5">(triumphantly)</text:span></text:span><text:span text:style-name="Default_20_Paragraph_20_Font"> </text:span></text:p>
      <text:p text:style-name="P1"><text:span text:style-name="Default_20_Paragraph_20_Font"><text:span text:style-name="T5">Hah!</text:span></text:span><text:span text:style-name="Default_20_Paragraph_20_Font"> </text:span></text:p>
      <text:p text:style-name="P1"><text:span text:style-name="Default_20_Paragraph_20_Font"><text:span text:style-name="T5">(CHRISTIAN gives MICHAEL a strict look)</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back in her back then voice)</text:span></text:span><text:span text:style-name="Default_20_Paragraph_20_Font"> </text:span></text:p>
      <text:p text:style-name="P1"><text:span text:style-name="Default_20_Paragraph_20_Font"><text:span text:style-name="T5">... and I guess I don't know why I'm even considering this...</text:span></text:span><text:span text:style-name="Default_20_Paragraph_20_Font"> </text:span></text:p>
      <text:p text:style-name="P1"><text:span text:style-name="Default_20_Paragraph_20_Font"><text:span text:style-name="T5">(MICHAEL begins kicking off his shoes)</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 but I am... considering this... and I guess that's saying something? I mean, I'm with someone new. I've only been with him for a few days, but I... I don't... I don't know if it'll work out or not or what, but it's not looking good, but I also really like him...</text:span></text:span><text:span text:style-name="Default_20_Paragraph_20_Font"> </text:span></text:p>
      <text:p text:style-name="P1"><text:span text:style-name="Default_20_Paragraph_20_Font"><text:span text:style-name="T5">(MICHAEL is taking off his shirt now)</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You are really, really pretty.</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 then.</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Care to step into my office?</text:span></text:span><text:span text:style-name="Default_20_Paragraph_20_Font"> </text:span></text:p>
      <text:p text:style-name="P1"><text:span text:style-name="Default_20_Paragraph_20_Font"><text:span text:style-name="T5">(ANNE and MICHAEL climb into the car. MICHAEL sits on the passenger seat. ANNE sits on MICHAEL, facing him. They do what comes natural.)</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ile humping MICHAEL)</text:span></text:span><text:span text:style-name="Default_20_Paragraph_20_Font"> </text:span></text:p>
      <text:p text:style-name="P1"><text:span text:style-name="Default_20_Paragraph_20_Font"><text:span text:style-name="T5">Soon enough we finished...</text:span></text:span><text:span text:style-name="Default_20_Paragraph_20_Font"> </text:span></text:p>
      <text:p text:style-name="P1"><text:span text:style-name="Default_20_Paragraph_20_Font"><text:span text:style-name="T5">(ANNE finishes. MICHAEL does not.)</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Alright, alright! Let the record show, it wasn't really this soon.</text:span></text:span><text:span text:style-name="Default_20_Paragraph_20_Font"> </text:span></text:p>
      <text:p text:style-name="P1"><text:span text:style-name="Default_20_Paragraph_20_Font"><text:span text:style-name="T5">(ANNE rolls over to the driver seat and starts crying)</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To CHRISTIAN, while zipping up his fly.)</text:span></text:span><text:span text:style-name="Default_20_Paragraph_20_Font"> </text:span></text:p>
      <text:p text:style-name="P1"><text:span text:style-name="Default_20_Paragraph_20_Font"><text:span text:style-name="T5">And that is how you do tha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a serial killer now!</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Oh, third time? Kudos!</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taken aback that he understood)</text:span></text:span><text:span text:style-name="Default_20_Paragraph_20_Font"> </text:span></text:p>
      <text:p text:style-name="P1"><text:span text:style-name="Default_20_Paragraph_20_Font"><text:span text:style-name="T5">But... I am a horrible person?</text:span></text:span><text:span text:style-name="Default_20_Paragraph_20_Font"> </text:span></text:p>
      <text:p text:style-name="P1"><text:span text:style-name="Default_20_Paragraph_20_Font"><text:span text:style-name="T5">MICHAEL</text:span></text:span><text:span text:style-name="Default_20_Paragraph_20_Font"> </text:span></text:p>
      <text:p text:style-name="P1"><text:span text:style-name="Default_20_Paragraph_20_Font"><text:span text:style-name="T5">If you're going to make it a habit, here's my card.</text:span></text:span><text:span text:style-name="Default_20_Paragraph_20_Font"> </text:span></text:p>
      <text:p text:style-name="P1"><text:span text:style-name="Default_20_Paragraph_20_Font"><text:span text:style-name="T5">(Lights change. MICHAEL leaves, possibly flinging a few cards into the audienc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reading the card)</text:span></text:span><text:span text:style-name="Default_20_Paragraph_20_Font"> </text:span></text:p>
      <text:p text:style-name="P1"><text:span text:style-name="Default_20_Paragraph_20_Font"><text:span text:style-name="T5">Michael von Braben-Brabach. Experimental Philosopher.</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Probably a fake name.</text:span></text:span><text:span text:style-name="Default_20_Paragraph_20_Font"> </text:span></text:p>
      <text:p text:style-name="P1"><text:soft-page-break/><text:span text:style-name="Default_20_Paragraph_20_Font"><text:span text:style-name="T5">(The door is opened. Enter LUCY. She is holding a bottle of whiskey.)</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drunk)</text:span></text:span><text:span text:style-name="Default_20_Paragraph_20_Font"> </text:span></text:p>
      <text:p text:style-name="P1"><text:span text:style-name="Default_20_Paragraph_20_Font"><text:span text:style-name="T5">What the fuck is this shit! Goddamn i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And hello Lucy. What do you--</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This is, like, your wedding, right? You only get one of... one of these fucking things. </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 do you want?</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This is... this is disgraceful! Everyone's out, out there, and they're drinking, and worrying, and so like no one will dance--I mean there's a fucking band and no one, you know--and everyone's worried, and Sebastian's just sitting in the corner getting very drunk, and I think he's crying, but no one will talk to him...</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eakly)</text:span></text:span><text:span text:style-name="Default_20_Paragraph_20_Font"> </text:span></text:p>
      <text:p text:style-name="P1"><text:span text:style-name="Default_20_Paragraph_20_Font"><text:span text:style-name="T5">Oh God.</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Yeah? Right? And you, you're in here, and I'm out there, and why are you in here? Do you wanna talk? To me? Cause I can, you know, liste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sorry. I'll... I'll be right out?</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No, really, I can listen. Cause it's not very hard. Understanding, sure, understanding is difficult, but listening is easy. For instance, what I don't understand is, why did you punch the cake? And why are you in here, with this... oh hey, look, it's the Count!</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What's happening, Coun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Lucy, you're drunk.</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defiantly, way too loud)</text:span></text:span><text:span text:style-name="Default_20_Paragraph_20_Font"> </text:span></text:p>
      <text:p text:style-name="P1"><text:span text:style-name="Default_20_Paragraph_20_Font"><text:span text:style-name="T5">Yes.</text:span></text:span><text:span text:style-name="Default_20_Paragraph_20_Font"> </text:span></text:p>
      <text:p text:style-name="P1"><text:span text:style-name="Default_20_Paragraph_20_Font"><text:span text:style-name="T5">(ANNE and CHRISTIAN look at LUCY, a little startled.)</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I am. Drunk.</text:span></text:span><text:span text:style-name="Default_20_Paragraph_20_Font"> </text:span></text:p>
      <text:p text:style-name="P1"><text:span text:style-name="Default_20_Paragraph_20_Font"><text:span text:style-name="T5">(pause)</text:span></text:span><text:span text:style-name="Default_20_Paragraph_20_Font"> </text:span></text:p>
      <text:p text:style-name="P1"><text:span text:style-name="Default_20_Paragraph_20_Font"><text:span text:style-name="T5">Go o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m okay, really. I just had some... some things to work out. </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Cause it's your wedding.</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s.</text:span></text:span><text:span text:style-name="Default_20_Paragraph_20_Font"> </text:span></text:p>
      <text:p text:style-name="P1"><text:soft-page-break/><text:span text:style-name="Default_20_Paragraph_20_Font"><text:span text:style-name="T5">LUCY</text:span></text:span><text:span text:style-name="Default_20_Paragraph_20_Font"> </text:span></text:p>
      <text:p text:style-name="P1"><text:span text:style-name="Default_20_Paragraph_20_Font"><text:span text:style-name="T5">And I can liste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Okay.</text:span></text:span><text:span text:style-name="Default_20_Paragraph_20_Font"> </text:span></text:p>
      <text:p text:style-name="P1"><text:span text:style-name="Default_20_Paragraph_20_Font"><text:span text:style-name="T5">LUCY</text:span></text:span><text:span text:style-name="Default_20_Paragraph_20_Font"> </text:span></text:p>
      <text:p text:style-name="P1"><text:span text:style-name="Default_20_Paragraph_20_Font"><text:span text:style-name="T5">Okay then! I'll go find the Whiskey!</text:span></text:span><text:span text:style-name="Default_20_Paragraph_20_Font"> </text:span></text:p>
      <text:p text:style-name="P1"><text:span text:style-name="Default_20_Paragraph_20_Font"><text:span text:style-name="T5">(LUCY starts to leave.)</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It's in your--</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Don't. Let it be a surprise.</text:span></text:span><text:span text:style-name="Default_20_Paragraph_20_Font"> </text:span></text:p>
      <text:p text:style-name="P1"><text:span text:style-name="Default_20_Paragraph_20_Font"><text:span text:style-name="T5">(Exit LUCY)</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should... probably...</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mean because of Sebastian?</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Because he's crying in front of everyon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eah. Oh God, why am I still here!</text:span></text:span><text:span text:style-name="Default_20_Paragraph_20_Font"> </text:span></text:p>
      <text:p text:style-name="P1"><text:span text:style-name="Default_20_Paragraph_20_Font"><text:span text:style-name="T5">(ANNE gets up)</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 No, no, wait. This is good.</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tanding by the table)</text:span></text:span><text:span text:style-name="Default_20_Paragraph_20_Font"> </text:span></text:p>
      <text:p text:style-name="P1"><text:span text:style-name="Default_20_Paragraph_20_Font"><text:span text:style-name="T5">How is this good?</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Don't you see? He is crying! In front of everyone! Every rational neuron in his brain should be telling him that this is a Bad Thing, that people will lose respect for him, or that they will make fun of him. But he doesn't care what his rational brain says. You've punched him in the hear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I have what?</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his heart is in control! This means his brain is already on the way ou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Huh.</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w that his heart is no longer the suppressed minority, he's going to have to get used to a lot of crying. Don't look so worried, this is good! This is a symptom of him being more in touch with his feelings! Eventually he'll come to appreciate those feelings without crying. You've just got to let him cry it out right now. Ferberize him.</text:span></text:span><text:span text:style-name="Default_20_Paragraph_20_Font"> </text:span></text:p>
      <text:p text:style-name="P1"><text:span text:style-name="Default_20_Paragraph_20_Font"><text:span text:style-name="T5">(ANNE sits down with a sigh.)</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you! Look at you! Sleeping with a complete stranger because he convinced you with rational arguments! Where was your heart in this?</text:span></text:span><text:span text:style-name="Default_20_Paragraph_20_Font"> </text:span></text:p>
      <text:p text:style-name="P1"><text:soft-page-break/><text:span text:style-name="Default_20_Paragraph_20_Font"><text:span text:style-name="T5">ANNE</text:span></text:span><text:span text:style-name="Default_20_Paragraph_20_Font"> </text:span></text:p>
      <text:p text:style-name="P1"><text:span text:style-name="Default_20_Paragraph_20_Font"><text:span text:style-name="T5">There was no where.</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Exactly! </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 am I doing? This is all so hopeless.</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Don't look sad! You're much prettier when you smil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smiling weakly)</text:span></text:span><text:span text:style-name="Default_20_Paragraph_20_Font"> </text:span></text:p>
      <text:p text:style-name="P1"><text:span text:style-name="Default_20_Paragraph_20_Font"><text:span text:style-name="T5">Really?</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es! And you are very pretty even now!</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You're just saying that to make me happy.</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No, don't you see? This is what I was getting at! You are too wise, and he is too smart. That was your problem. Remember?</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Kinda.</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nd he's getting dumber every day! It's pretty plain to see. He's sitting out there, getting drunk and having a good cry in front of his extended family. How dumb is tha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hesitantly)</text:span></text:span><text:span text:style-name="Default_20_Paragraph_20_Font"> </text:span></text:p>
      <text:p text:style-name="P1"><text:span text:style-name="Default_20_Paragraph_20_Font"><text:span text:style-name="T5">Pretty dumb... I guess.</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bsolutely! And you, you little slut!</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What!</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Again, good thing! There's nothing further from wisdom than a nice and proper whore.</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Uh.</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guys can make it! Yes, sure, it will hurt at first as you shed the selves you used to... I'm sorry, as you stop, you know, being who you were, but change is good, right? Life is change. Eventually Sebastian's rational mind will have become such a quiet whisper in his head that he will hear his heart. Everything that you or him have ever been will be washed away, leaving only you.</text:span></text:span><text:span text:style-name="Default_20_Paragraph_20_Font"> </text:span></text:p>
      <text:p text:style-name="P1"><text:span text:style-name="Default_20_Paragraph_20_Font"><text:span text:style-name="T5">ANNE</text:span></text:span><text:span text:style-name="Default_20_Paragraph_20_Font"> </text:span></text:p>
      <text:p text:style-name="P1"><text:span text:style-name="Default_20_Paragraph_20_Font"><text:span text:style-name="T5">Me?</text:span></text:span><text:span text:style-name="Default_20_Paragraph_20_Font"> </text:span></text:p>
      <text:p text:style-name="P1"><text:span text:style-name="Default_20_Paragraph_20_Font"><text:span text:style-name="T5">CHRISTIAN</text:span></text:span><text:span text:style-name="Default_20_Paragraph_20_Font"> </text:span></text:p>
      <text:p text:style-name="P1"><text:span text:style-name="Default_20_Paragraph_20_Font"><text:span text:style-name="T5">You two! The couple!</text:span></text:span><text:span text:style-name="Default_20_Paragraph_20_Font"> </text:span></text:p>
      <text:p text:style-name="P1"><text:span text:style-name="Default_20_Paragraph_20_Font">ANNE </text:span></text:p>
      <text:p text:style-name="P1"><text:span text:style-name="Default_20_Paragraph_20_Font">Aaah. </text:span></text:p>
      <text:p text:style-name="P1"><text:span text:style-name="Default_20_Paragraph_20_Font">CHRISTIAN </text:span></text:p>
      <text:p text:style-name="P1"><text:span text:style-name="Default_20_Paragraph_20_Font">Let me paint you a picture. The year is 2020.  </text:span></text:p>
      <text:p text:style-name="P1"><text:span text:style-name="Default_20_Paragraph_20_Font">(CHRISTIAN seems to wait for something to happen.) </text:span></text:p>
      <text:p text:style-name="P1"><text:soft-page-break/><text:span text:style-name="Default_20_Paragraph_20_Font">ANNE </text:span></text:p>
      <text:p text:style-name="P1"><text:span text:style-name="Default_20_Paragraph_20_Font">Aaaand? </text:span></text:p>
      <text:p text:style-name="P1"><text:span text:style-name="Default_20_Paragraph_20_Font">CHRISTIAN </text:span></text:p>
      <text:p text:style-name="P1"><text:span text:style-name="Default_20_Paragraph_20_Font">I said, the year is 2020. </text:span></text:p>
      <text:p text:style-name="P1"><text:span text:style-name="Default_20_Paragraph_20_Font">(Lights turn BLUE. ANNE gets up, looks around in confusion.) </text:span></text:p>
      <text:p text:style-name="P1"><text:span text:style-name="Default_20_Paragraph_20_Font">CHRISTIAN </text:span></text:p>
      <text:p text:style-name="P1"><text:span text:style-name="Default_20_Paragraph_20_Font">(in a perfect imitation of SEBASTIAN's voice, mannerisms etc) </text:span></text:p>
      <text:p text:style-name="P1"><text:span text:style-name="Default_20_Paragraph_20_Font">Honey! You're home! Me and the kids, we missed you! </text:span></text:p>
      <text:p text:style-name="P1"><text:span text:style-name="Default_20_Paragraph_20_Font">ANNE </text:span></text:p>
      <text:p text:style-name="P1"><text:span text:style-name="Default_20_Paragraph_20_Font">(a little confused at first, then slowly getting the idea, as if playing along) </text:span></text:p>
      <text:p text:style-name="P1"><text:span text:style-name="Default_20_Paragraph_20_Font">But... I was only gone for 8 hours! </text:span></text:p>
      <text:p text:style-name="P1"><text:span text:style-name="Default_20_Paragraph_20_Font">CHRISTIAN </text:span></text:p>
      <text:p text:style-name="P1"><text:span text:style-name="Default_20_Paragraph_20_Font">I know, but still! How was your day at the veterinary clinic? </text:span></text:p>
      <text:p text:style-name="P1"><text:span text:style-name="Default_20_Paragraph_20_Font">ANNE </text:span></text:p>
      <text:p text:style-name="P1"><text:span text:style-name="Default_20_Paragraph_20_Font">It was great! I saved a horse's life, then I delivered its foals. And then I saved their lives. And delivered their babies. </text:span></text:p>
      <text:p text:style-name="P1"><text:span text:style-name="Default_20_Paragraph_20_Font">CHRISTIAN </text:span></text:p>
      <text:p text:style-name="P1"><text:span text:style-name="Default_20_Paragraph_20_Font">The foals were pregnant, too? </text:span></text:p>
      <text:p text:style-name="P1"><text:span text:style-name="Default_20_Paragraph_20_Font">ANNE </text:span></text:p>
      <text:p text:style-name="P1"><text:span text:style-name="Default_20_Paragraph_20_Font">I know, right? It's unheard of in the medical literature. I'm writing a paper on it now. I'm calling it the Matrushka syndrome. </text:span></text:p>
      <text:p text:style-name="P1"><text:span text:style-name="Default_20_Paragraph_20_Font">CHRISTIAN </text:span></text:p>
      <text:p text:style-name="P1"><text:span text:style-name="Default_20_Paragraph_20_Font">It's so sexy when you do smart things! </text:span></text:p>
      <text:p text:style-name="P1"><text:span text:style-name="Default_20_Paragraph_20_Font">ANNE </text:span></text:p>
      <text:p text:style-name="P1"><text:span text:style-name="Default_20_Paragraph_20_Font">Aww. It's so sexy when you stay at home and take care of our children! </text:span></text:p>
      <text:p text:style-name="P1"><text:span text:style-name="Default_20_Paragraph_20_Font">CHRISTIAN </text:span></text:p>
      <text:p text:style-name="P1"><text:span text:style-name="Default_20_Paragraph_20_Font">Speaking of which! </text:span></text:p>
      <text:p text:style-name="P1"><text:span text:style-name="Default_20_Paragraph_20_Font">(Calling out to the children) </text:span></text:p>
      <text:p text:style-name="P1"><text:span text:style-name="Default_20_Paragraph_20_Font">Lydia! Ernestos! Your mother's home! </text:span></text:p>
      <text:p text:style-name="P1"><text:span text:style-name="Default_20_Paragraph_20_Font">(Enter SEBASTIAN and LUCY, in children's clothing that is way too small for them.) </text:span></text:p>
      <text:p text:style-name="P1"><text:span text:style-name="Default_20_Paragraph_20_Font">SEBASTIAN and LUCY </text:span></text:p>
      <text:p text:style-name="P1"><text:span text:style-name="Default_20_Paragraph_20_Font">Mooooooom! </text:span></text:p>
      <text:p text:style-name="P1"><text:span text:style-name="Default_20_Paragraph_20_Font">(They run up to her and take turns hugging her. SEBASTIAN lingers just a little too long.) </text:span></text:p>
      <text:p text:style-name="P1"><text:span text:style-name="Default_20_Paragraph_20_Font">LUCY </text:span></text:p>
      <text:p text:style-name="P1"><text:span text:style-name="Default_20_Paragraph_20_Font">(speaking with an exaggerated infantile voice) </text:span></text:p>
      <text:p text:style-name="P1"><text:span text:style-name="Default_20_Paragraph_20_Font">Daddy, who loves us best, you or mommy? </text:span></text:p>
      <text:p text:style-name="P1"><text:span text:style-name="Default_20_Paragraph_20_Font">ANNE </text:span></text:p>
      <text:p text:style-name="P1"><text:span text:style-name="Default_20_Paragraph_20_Font">But, Lydia, you know the answer to that! We both love you just the same. </text:span></text:p>
      <text:p text:style-name="P1"><text:span text:style-name="Default_20_Paragraph_20_Font">CHRISTIAN </text:span></text:p>
      <text:p text:style-name="P1"><text:span text:style-name="Default_20_Paragraph_20_Font">Aww, honey, you're just saying that to make me feel better, but you know the truth! You love them so much more than I ever could. </text:span></text:p>
      <text:p text:style-name="P1"><text:span text:style-name="Default_20_Paragraph_20_Font">SEBASTIAN </text:span></text:p>
      <text:p text:style-name="P1"><text:span text:style-name="Default_20_Paragraph_20_Font">Mommy is the best! </text:span></text:p>
      <text:p text:style-name="P1"><text:span text:style-name="Default_20_Paragraph_20_Font">(Exit SEBASTIAN and LUCY. CHRISTIAN just sits there, all his attention focused on ANNE, waiting for her to say something.) </text:span></text:p>
      <text:p text:style-name="P1"><text:span text:style-name="Default_20_Paragraph_20_Font">ANNE </text:span></text:p>
      <text:p text:style-name="P1"><text:soft-page-break/><text:span text:style-name="Default_20_Paragraph_20_Font">By the way, I slept with the owner of the Matrushka horses!  </text:span></text:p>
      <text:p text:style-name="P1"><text:span text:style-name="Default_20_Paragraph_20_Font">CHRISTIAN </text:span></text:p>
      <text:p text:style-name="P1"><text:span text:style-name="Default_20_Paragraph_20_Font">(good naturedly) </text:span></text:p>
      <text:p text:style-name="P1"><text:span text:style-name="Default_20_Paragraph_20_Font">Haha! That puts you two more ahead! </text:span></text:p>
      <text:p text:style-name="P1"><text:span text:style-name="Default_20_Paragraph_20_Font">(CHRISTIAN produces a scoreboard from out of nowhere and marks one down for ANNE. Under the column "Sebastian", there are 3 marks. Under the column "Anne", there are about two dozen.) </text:span></text:p>
      <text:p text:style-name="P1"><text:span text:style-name="Default_20_Paragraph_20_Font">CHRISTIAN </text:span></text:p>
      <text:p text:style-name="P1"><text:span text:style-name="Default_20_Paragraph_20_Font">You're winning! Again! </text:span></text:p>
      <text:p text:style-name="P1"><text:span text:style-name="Default_20_Paragraph_20_Font">ANNE </text:span></text:p>
      <text:p text:style-name="P1"><text:span text:style-name="Default_20_Paragraph_20_Font">I know, and I didn't even mean to, but he was so tall and handsome and hairy, and when he said he could pay me he didn't mean 'with money'. </text:span></text:p>
      <text:p text:style-name="P1"><text:span text:style-name="Default_20_Paragraph_20_Font">CHRISTIAN </text:span></text:p>
      <text:p text:style-name="P1"><text:span text:style-name="Default_20_Paragraph_20_Font">Did you enjoy it? </text:span></text:p>
      <text:p text:style-name="P1"><text:span text:style-name="Default_20_Paragraph_20_Font">ANNE </text:span></text:p>
      <text:p text:style-name="P1"><text:span text:style-name="Default_20_Paragraph_20_Font">Oh, it was great, but it's never as good as it is with you. </text:span></text:p>
      <text:p text:style-name="P1"><text:span text:style-name="Default_20_Paragraph_20_Font">CHRISTIAN </text:span></text:p>
      <text:p text:style-name="P1"><text:span text:style-name="Default_20_Paragraph_20_Font">Aww! I love you! </text:span></text:p>
      <text:p text:style-name="P1"><text:span text:style-name="Default_20_Paragraph_20_Font">ANNE </text:span></text:p>
      <text:p text:style-name="P1"><text:span text:style-name="Default_20_Paragraph_20_Font">And I love you! And isn't it awesome that we can... do this and still feel so much for each other? </text:span></text:p>
      <text:p text:style-name="P1"><text:span text:style-name="Default_20_Paragraph_20_Font">CHRISTIAN </text:span></text:p>
      <text:p text:style-name="P1"><text:span text:style-name="Default_20_Paragraph_20_Font">A lesser love would surely have died and withered away. </text:span></text:p>
      <text:p text:style-name="P1"><text:span text:style-name="Default_20_Paragraph_20_Font">ANNE </text:span></text:p>
      <text:p text:style-name="P1"><text:span text:style-name="Default_20_Paragraph_20_Font">The fact that ours can stand up to so much... repetitive strain injury is the best indicator that it will never die! </text:span></text:p>
      <text:p text:style-name="P1"><text:span text:style-name="Default_20_Paragraph_20_Font">CHRISTIAN </text:span></text:p>
      <text:p text:style-name="P1"><text:span text:style-name="Default_20_Paragraph_20_Font">Aww, you said indicator! </text:span></text:p>
      <text:p text:style-name="P1"><text:span text:style-name="Default_20_Paragraph_20_Font">ANNE </text:span></text:p>
      <text:p text:style-name="P1"><text:span text:style-name="Default_20_Paragraph_20_Font">I know! </text:span></text:p>
      <text:p text:style-name="P1"><text:span text:style-name="Default_20_Paragraph_20_Font">CHRISTIAN </text:span></text:p>
      <text:p text:style-name="P1"><text:span text:style-name="Default_20_Paragraph_20_Font">And you used a medical term! </text:span></text:p>
      <text:p text:style-name="P1"><text:span text:style-name="Default_20_Paragraph_20_Font">ANNE </text:span></text:p>
      <text:p text:style-name="P1"><text:span text:style-name="Default_20_Paragraph_20_Font">In an allegory, no less! </text:span></text:p>
      <text:p text:style-name="P1"><text:span text:style-name="Default_20_Paragraph_20_Font">CHRISTIAN </text:span></text:p>
      <text:p text:style-name="P1"><text:span text:style-name="Default_20_Paragraph_20_Font">Let's make love right now, here on this table! </text:span></text:p>
      <text:p text:style-name="P1"><text:span text:style-name="Default_20_Paragraph_20_Font">ANNE </text:span></text:p>
      <text:p text:style-name="P1"><text:span text:style-name="Default_20_Paragraph_20_Font">Let's! </text:span></text:p>
      <text:p text:style-name="P1"><text:span text:style-name="Default_20_Paragraph_20_Font">(CHRISTIAN grabs ANNE, lifts her up and sets her down on the table. ANNE hitches up her wedding dress and does something arcane to the layers and layers of undergarments. They start making love. It goes on too long for comfort, and when it becomes really awkward, the light slowly fades back to normal. We realize this is not part of the flash-forward.) </text:span></text:p>
      <text:p text:style-name="P1"><text:span text:style-name="Default_20_Paragraph_20_Font">(After a while, a rhythmical banging noise sets in, in time with their movements. The scene continues some more, building to a crescendo of moans and banging, when suddenly the door bursts open, revealing the source of the sound: SEBASTIAN and LUCY had been fucking against the door, from the outside, and the door finally broke from its hinges.) </text:span></text:p>
      <text:p text:style-name="P1"><text:span text:style-name="Default_20_Paragraph_20_Font">(The two pairings look at each other in confusion for a very long moment. Nobody moves.) </text:span></text:p>
      <text:p text:style-name="P1"><text:soft-page-break/><text:span text:style-name="Default_20_Paragraph_20_Font">LUCY </text:span></text:p>
      <text:p text:style-name="P1"><text:span text:style-name="Default_20_Paragraph_20_Font">Oh. Uh. Ehm. We, I mean, I guess I thought you were... uh. I didn't think it, it was this door. </text:span></text:p>
      <text:p text:style-name="P1"><text:span text:style-name="Default_20_Paragraph_20_Font">CHRISTIAN </text:span></text:p>
      <text:p text:style-name="P1"><text:span text:style-name="Default_20_Paragraph_20_Font">Excuse me. </text:span></text:p>
      <text:p text:style-name="P1"><text:span text:style-name="Default_20_Paragraph_20_Font">(CHRISTIAN carefully helps ANNE off the table and pulls up his trouser.) </text:span></text:p>
      <text:p text:style-name="P1"><text:span text:style-name="Default_20_Paragraph_20_Font">LUCY </text:span></text:p>
      <text:p text:style-name="P1"><text:span text:style-name="Default_20_Paragraph_20_Font">(discovering the bottle of Whiskey in her hand) </text:span></text:p>
      <text:p text:style-name="P1"><text:span text:style-name="Default_20_Paragraph_20_Font">Hey! There you are! Let's go have a talk. </text:span></text:p>
      <text:p text:style-name="P1"><text:span text:style-name="Default_20_Paragraph_20_Font">(Exit LUCY) </text:span></text:p>
      <text:p text:style-name="P1"><text:span text:style-name="Default_20_Paragraph_20_Font">CHRISTIAN </text:span></text:p>
      <text:p text:style-name="P1"><text:span text:style-name="Default_20_Paragraph_20_Font">(Looking after LUCY, probably deciding he doesn't want to be here either) </text:span></text:p>
      <text:p text:style-name="P1"><text:span text:style-name="Default_20_Paragraph_20_Font">And I think that's what the two of you should have, too, I guess. A talk. You must have, uhm, so many things to, err, say to each other. </text:span></text:p>
      <text:p text:style-name="P1"><text:span text:style-name="Default_20_Paragraph_20_Font">(Exit CHRISTIAN) </text:span></text:p>
      <text:p text:style-name="P1"><text:span text:style-name="Default_20_Paragraph_20_Font">(SEBASTIAN and ANNE remain where they are, avoiding to make eye contact. They shuffle around, or otherwise busy themselves with small movements that make it very clear we're not looking at a tableau this time around. While they still move:) </text:span></text:p>
      <text:p text:style-name="P1"><text:span text:style-name="Default_20_Paragraph_20_Font">(CURTAINS) </text:span></text:p>
      <text:p text:style-name="P1"><text:span text:style-name="Default_20_Paragraph_20_Font">ACT IV </text:span></text:p>
      <text:p text:style-name="P1"><text:span text:style-name="Default_20_Paragraph_20_Font">(Curtain opens to reveal SEBASTIAN and ANNE sitting around the table, looking each other in the eye.) </text:span></text:p>
      <text:p text:style-name="P1"><text:span text:style-name="Default_20_Paragraph_20_Font">ANNE </text:span></text:p>
      <text:p text:style-name="P1"><text:span text:style-name="Default_20_Paragraph_20_Font">(vehemently, angrily) </text:span></text:p>
      <text:p text:style-name="P1"><text:span text:style-name="Default_20_Paragraph_20_Font">We really have to talk about this. </text:span></text:p>
      <text:p text:style-name="P1"><text:span text:style-name="Default_20_Paragraph_20_Font">(Lights suddenly change to yellow.) </text:span></text:p>
      <text:p text:style-name="P1"><text:span text:style-name="Default_20_Paragraph_20_Font">SEBASTIAN </text:span></text:p>
      <text:p text:style-name="P1"><text:span text:style-name="Default_20_Paragraph_20_Font">What do you want me to say? </text:span></text:p>
      <text:p text:style-name="P1"><text:span text:style-name="Default_20_Paragraph_20_Font">ANNE </text:span></text:p>
      <text:p text:style-name="P1"><text:span text:style-name="Default_20_Paragraph_20_Font">Sorry would be nice. </text:span></text:p>
      <text:p text:style-name="P1"><text:span text:style-name="Default_20_Paragraph_20_Font">SEBASTIAN </text:span></text:p>
      <text:p text:style-name="P1"><text:span text:style-name="Default_20_Paragraph_20_Font">Sorry won't do. You know it won't. </text:span></text:p>
      <text:p text:style-name="P1"><text:span text:style-name="Default_20_Paragraph_20_Font">ANNE </text:span></text:p>
      <text:p text:style-name="P1"><text:span text:style-name="Default_20_Paragraph_20_Font">How do I know that? </text:span></text:p>
      <text:p text:style-name="P1"><text:span text:style-name="Default_20_Paragraph_20_Font">SEBASTIAN </text:span></text:p>
      <text:p text:style-name="P1"><text:span text:style-name="Default_20_Paragraph_20_Font">Because you said sorry before. To me. When you were in this chair, and I in yours. And it didn't help. </text:span></text:p>
      <text:p text:style-name="P1"><text:span text:style-name="Default_20_Paragraph_20_Font">ANNE </text:span></text:p>
      <text:p text:style-name="P1"><text:span text:style-name="Default_20_Paragraph_20_Font">Then at least explain to me! Why her! Why now! </text:span></text:p>
      <text:p text:style-name="P1"><text:span text:style-name="Default_20_Paragraph_20_Font">SEBASTIAN </text:span></text:p>
      <text:p text:style-name="P1"><text:span text:style-name="Default_20_Paragraph_20_Font">I don't know. She was there? I was there? Why don't you ask her why she fucked me?  </text:span></text:p>
      <text:p text:style-name="P1"><text:span text:style-name="Default_20_Paragraph_20_Font">ANNE </text:span></text:p>
      <text:p text:style-name="P1"><text:span text:style-name="Default_20_Paragraph_20_Font">Don't make this about her! This isn't about her. This is about you. </text:span></text:p>
      <text:p text:style-name="P1"><text:span text:style-name="Default_20_Paragraph_20_Font">SEBASTIAN </text:span></text:p>
      <text:p text:style-name="P1"><text:span text:style-name="Default_20_Paragraph_20_Font">This is about us. Something is wrong with us. </text:span></text:p>
      <text:p text:style-name="P1"><text:span text:style-name="Default_20_Paragraph_20_Font">ANNE  </text:span></text:p>
      <text:p text:style-name="P1"><text:span text:style-name="Default_20_Paragraph_20_Font">(a little too loudly) </text:span></text:p>
      <text:p text:style-name="P1"><text:soft-page-break/><text:span text:style-name="Default_20_Paragraph_20_Font">No. We're fine. It's just... </text:span></text:p>
      <text:p text:style-name="P1"><text:span text:style-name="Default_20_Paragraph_20_Font">SEBASTIAN </text:span></text:p>
      <text:p text:style-name="P1"><text:span text:style-name="Default_20_Paragraph_20_Font">We're not fine, Anne. We haven't been fine in a long time. </text:span></text:p>
      <text:p text:style-name="P1"><text:span text:style-name="Default_20_Paragraph_20_Font">ANNE </text:span></text:p>
      <text:p text:style-name="P1"><text:span text:style-name="Default_20_Paragraph_20_Font">Don't. </text:span></text:p>
      <text:p text:style-name="P1"><text:span text:style-name="Default_20_Paragraph_20_Font">SEBASTIAN </text:span></text:p>
      <text:p text:style-name="P1"><text:span text:style-name="Default_20_Paragraph_20_Font">What? </text:span></text:p>
      <text:p text:style-name="P1"><text:span text:style-name="Default_20_Paragraph_20_Font">ANNE </text:span></text:p>
      <text:p text:style-name="P1"><text:span text:style-name="Default_20_Paragraph_20_Font">(shaky) </text:span></text:p>
      <text:p text:style-name="P1"><text:span text:style-name="Default_20_Paragraph_20_Font">Don't break up with me. </text:span></text:p>
      <text:p text:style-name="P1"><text:span text:style-name="Default_20_Paragraph_20_Font">SEBASTIAN </text:span></text:p>
      <text:p text:style-name="P1"><text:span text:style-name="Default_20_Paragraph_20_Font">What? No! No, no! That's not... this is not that talk. I... I love you. I can't imagine... no. Anne, there is something wrong with us, and we need to find a solution. </text:span></text:p>
      <text:p text:style-name="P1"><text:span text:style-name="Default_20_Paragraph_20_Font">ANNE </text:span></text:p>
      <text:p text:style-name="P1"><text:span text:style-name="Default_20_Paragraph_20_Font">Then explain to me! What is wrong? Because... if it's about, you know... we haven't actually, I mean I'm not counting or anything, but I don't think we've had sex in... half a year? </text:span></text:p>
      <text:p text:style-name="P1"><text:span text:style-name="Default_20_Paragraph_20_Font">SEBASTIAN </text:span></text:p>
      <text:p text:style-name="P1"><text:span text:style-name="Default_20_Paragraph_20_Font">Yeah. </text:span></text:p>
      <text:p text:style-name="P1"><text:span text:style-name="Default_20_Paragraph_20_Font">ANNE </text:span></text:p>
      <text:p text:style-name="P1"><text:span text:style-name="Default_20_Paragraph_20_Font">I can try harder! I mean, if you want to try... </text:span></text:p>
      <text:p text:style-name="P1"><text:span text:style-name="Default_20_Paragraph_20_Font">SEBASTIAN </text:span></text:p>
      <text:p text:style-name="P1"><text:span text:style-name="Default_20_Paragraph_20_Font">No, it's not that. I just didn't feel that way. </text:span></text:p>
      <text:p text:style-name="P1"><text:span text:style-name="Default_20_Paragraph_20_Font">ANNE </text:span></text:p>
      <text:p text:style-name="P1"><text:span text:style-name="Default_20_Paragraph_20_Font">But then why her! What was different! </text:span></text:p>
      <text:p text:style-name="P1"><text:span text:style-name="Default_20_Paragraph_20_Font">SEBASTIAN </text:span></text:p>
      <text:p text:style-name="P1"><text:span text:style-name="Default_20_Paragraph_20_Font">I just don't feel very horny around you these days, and it was different with her. </text:span></text:p>
      <text:p text:style-name="P1"><text:span text:style-name="Default_20_Paragraph_20_Font">ANNE </text:span></text:p>
      <text:p text:style-name="P1"><text:span text:style-name="Default_20_Paragraph_20_Font">(very quietly) </text:span></text:p>
      <text:p text:style-name="P1"><text:span text:style-name="Default_20_Paragraph_20_Font">Fuck you. </text:span></text:p>
      <text:p text:style-name="P1"><text:span text:style-name="Default_20_Paragraph_20_Font">SEBASTIAN </text:span></text:p>
      <text:p text:style-name="P1"><text:span text:style-name="Default_20_Paragraph_20_Font">See, this is the problem! I state facts, simple observations, free of judgement or blame, and you take them personally. </text:span></text:p>
      <text:p text:style-name="P1"><text:span text:style-name="Default_20_Paragraph_20_Font">ANNE </text:span></text:p>
      <text:p text:style-name="P1"><text:span text:style-name="Default_20_Paragraph_20_Font">(a little louder) </text:span></text:p>
      <text:p text:style-name="P1"><text:span text:style-name="Default_20_Paragraph_20_Font">Seriously, fuck you. </text:span></text:p>
      <text:p text:style-name="P1"><text:span text:style-name="Default_20_Paragraph_20_Font">SEBASTIAN </text:span></text:p>
      <text:p text:style-name="P1"><text:span text:style-name="Default_20_Paragraph_20_Font">I didn't make the decision to not feel attracted to you, Anne! I didn't decide to feel turned on by Larissa. Something is wrong. </text:span></text:p>
      <text:p text:style-name="P1"><text:span text:style-name="Default_20_Paragraph_20_Font">ANNE </text:span></text:p>
      <text:p text:style-name="P1"><text:span text:style-name="Default_20_Paragraph_20_Font">Yeah, something is wrong with you. How can you calmly tell me that... </text:span></text:p>
      <text:p text:style-name="P1"><text:span text:style-name="Default_20_Paragraph_20_Font">SEBASTIAN </text:span></text:p>
      <text:p text:style-name="P1"><text:span text:style-name="Default_20_Paragraph_20_Font">Something is wrong with us, and I think I know what it is. </text:span></text:p>
      <text:p text:style-name="P1"><text:span text:style-name="Default_20_Paragraph_20_Font">(ANNE gets up, starts pacing around the room.) </text:span></text:p>
      <text:p text:style-name="P1"><text:span text:style-name="Default_20_Paragraph_20_Font">SEBASTIAN </text:span></text:p>
      <text:p text:style-name="P1"><text:span text:style-name="Default_20_Paragraph_20_Font">The way I see it, guilt and anger are polar opposite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Courier New" fo:font-size="12pt" fo:language="ru" fo:country="RU" fo:background-color="#ffffff" style:font-name-asian="Courier New" style:font-size-asian="12pt" style:font-name-complex="Courier New"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8pt" fo:font-weight="bold" fo:background-color="#ffffff" style:font-name-asian="Courier New" style:font-size-asian="16pt" style:font-weight-asian="bold" style:font-name-complex="Courier New"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4pt" fo:font-style="italic" fo:font-weight="bold" fo:background-color="#ffffff" style:font-name-asian="Courier New" style:font-size-asian="14pt" style:font-style-asian="italic" style:font-weight-asian="bold" style:font-name-complex="Courier New"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2pt" fo:font-weight="bold" fo:background-color="#ffffff" style:font-name-asian="Courier New" style:font-size-asian="13pt" style:font-weight-asian="bold" style:font-name-complex="Courier New"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Courier New" fo:font-size="10pt" fo:font-weight="bold" fo:background-color="#ffffff" style:font-name-asian="Courier New" style:font-size-asian="14pt" style:font-weight-asian="bold" style:font-name-complex="Courier New"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Courier New" fo:font-size="8pt" fo:font-style="italic" fo:font-weight="bold" fo:background-color="#ffffff" style:font-name-asian="Courier New" style:font-size-asian="13pt" style:font-style-asian="italic" style:font-weight-asian="bold" style:font-name-complex="Courier New"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Courier New" fo:font-size="8pt" fo:font-weight="bold" fo:background-color="#ffffff" style:font-name-asian="Courier New" style:font-size-asian="11pt" style:font-weight-asian="bold" style:font-name-complex="Courier New"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The Longest Con</dc:title>
    <meta:initial-creator/>
    <meta:editing-cycles>0</meta:editing-cycles>
    <meta:document-statistic meta:table-count="0" meta:image-count="0" meta:object-count="0" meta:page-count="97" meta:paragraph-count="3544" meta:word-count="17295" meta:character-count="99892"/>
    <dc:date>2010-05-20T22:50:40.31</dc:date>
  </office:meta>
</office:document-meta>
</file>